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92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standard">
      <style:graphic-properties draw:fill-color="#cccccc" draw:textarea-horizontal-align="justify" draw:textarea-vertical-align="middle" draw:auto-grow-height="false" fo:min-height="3.822cm" fo:min-width="4.979cm"/>
    </style:style>
    <style:style style:name="gr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" style:family="graphic" style:parent-style-name="InterfaceClass">
      <style:graphic-properties fo:min-height="0.578cm" fo:min-width="3.376cm"/>
      <style:paragraph-properties style:writing-mode="lr-tb"/>
    </style:style>
    <style:style style:name="gr27" style:family="graphic" style:parent-style-name="InterfaceClass">
      <style:graphic-properties fo:min-height="0.577cm" fo:min-width="3.376cm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1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32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4" style:family="graphic" style:parent-style-name="Implements_5f_conn">
      <style:graphic-properties/>
      <style:paragraph-properties style:writing-mode="lr-tb"/>
    </style:style>
    <style:style style:name="gr35" style:family="graphic" style:parent-style-name="Implements_5f_conn">
      <style:graphic-properties/>
    </style:style>
    <style:style style:name="gr36" style:family="graphic" style:parent-style-name="has_5f_a_5f_conn">
      <style:graphic-properties/>
    </style:style>
    <style:style style:name="gr37" style:family="graphic" style:parent-style-name="Extends_5f_conn">
      <style:graphic-properties/>
    </style:style>
    <style:style style:name="gr38" style:family="graphic" style:parent-style-name="Composes_5f_conn">
      <style:graphic-properties/>
    </style:style>
    <style:style style:name="gr39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40" style:family="graphic" style:parent-style-name="standard">
      <style:graphic-properties draw:stroke="none" draw:fill="none" fo:min-height="2.537cm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2" style:family="graphic" style:parent-style-name="has_5f_a_5f_conn">
      <style:graphic-properties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DataClass">
      <style:graphic-properties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uses_5f_conn">
      <style:graphic-properties/>
    </style:style>
    <style:style style:name="gr48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4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0" style:family="graphic" style:parent-style-name="DataClass">
      <style:graphic-properties fo:min-height="0.578cm" fo:min-width="3.376cm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3.89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8" style:family="graphic" style:parent-style-name="DataClass">
      <style:graphic-properties draw:fill-color="#ffffff" fo:min-height="0.451cm" fo:min-width="2.741cm"/>
      <style:paragraph-properties style:writing-mode="lr-tb"/>
    </style:style>
    <style:style style:name="gr59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60" style:family="graphic" style:parent-style-name="twoheaded_5f_arrow">
      <style:graphic-properties draw:marker-start="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65" style:family="graphic" style:parent-style-name="standard">
      <style:graphic-properties draw:stroke="none" draw:fill="none" fo:min-height="0.87cm"/>
      <style:paragraph-properties style:writing-mode="lr-tb"/>
    </style:style>
    <style:style style:name="gr66" style:family="graphic" style:parent-style-name="standard">
      <style:graphic-properties draw:stroke="none" draw:fill="none" fo:min-height="1.168cm"/>
      <style:paragraph-properties style:writing-mode="lr-tb"/>
    </style:style>
    <style:style style:name="gr67" style:family="graphic" style:parent-style-name="standard">
      <style:graphic-properties draw:fill-color="#cccccc" draw:textarea-horizontal-align="justify" draw:textarea-vertical-align="middle" draw:auto-grow-height="false" fo:min-height="4.664cm" fo:min-width="8.472cm"/>
    </style:style>
    <style:style style:name="gr68" style:family="graphic" style:parent-style-name="OptionalDeco">
      <style:graphic-properties draw:textarea-vertical-align="top" fo:min-height="3.829cm" fo:min-width="26.236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70" style:family="graphic" style:parent-style-name="standard">
      <style:graphic-properties draw:stroke="none" draw:fill="none" fo:min-height="3.053cm"/>
      <style:paragraph-properties style:writing-mode="lr-tb"/>
    </style:style>
    <style:style style:name="gr71" style:family="graphic" style:parent-style-name="OptionalDeco">
      <style:graphic-properties fo:min-height="0.55cm" fo:min-width="3.898cm"/>
      <style:paragraph-properties style:writing-mode="lr-tb"/>
    </style:style>
    <style:style style:name="gr72" style:family="graphic" style:parent-style-name="OptionalDeco">
      <style:graphic-properties draw:fill-color="#ffffff" fo:min-height="0.55cm" fo:min-width="3.208cm"/>
      <style:paragraph-properties style:writing-mode="lr-tb"/>
    </style:style>
    <style:style style:name="gr73" style:family="graphic" style:parent-style-name="OptionalDeco">
      <style:graphic-properties draw:fill-color="#ffffff" fo:min-height="0.55cm" fo:min-width="2.79cm"/>
      <style:paragraph-properties style:writing-mode="lr-tb"/>
    </style:style>
    <style:style style:name="gr74" style:family="graphic" style:parent-style-name="OptionalDeco">
      <style:graphic-properties draw:fill-color="#ffffff" fo:min-height="0.55cm" fo:min-width="2.791cm"/>
      <style:paragraph-properties style:writing-mode="lr-tb"/>
    </style:style>
    <style:style style:name="gr75" style:family="graphic" style:parent-style-name="standard">
      <style:graphic-properties draw:textarea-vertical-align="middle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1" style:family="graphic" style:parent-style-name="OptionalDeco">
      <style:graphic-properties draw:fill-color="#ffffff" fo:min-height="0.55cm" fo:min-width="2.792cm"/>
      <style:paragraph-properties style:writing-mode="lr-tb"/>
    </style:style>
    <style:style style:name="gr82" style:family="graphic" style:parent-style-name="standard">
      <style:graphic-properties svg:stroke-color="#3465a4" draw:textarea-vertical-align="middle"/>
    </style:style>
    <style:style style:name="gr83" style:family="graphic" style:parent-style-name="OptionalDeco">
      <style:graphic-properties draw:fill-color="#ffffff" fo:min-height="0.55cm" fo:min-width="2.789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85" style:family="graphic" style:parent-style-name="OptionalDeco">
      <style:graphic-properties fo:min-height="0.55cm" fo:min-width="3.364cm"/>
      <style:paragraph-properties style:writing-mode="lr-tb"/>
    </style:style>
    <style:style style:name="gr8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382cm" fo:min-width="0cm"/>
      <style:paragraph-properties style:writing-mode="lr-tb"/>
    </style:style>
    <style:style style:name="gr87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>
      <style:graphic-properties draw:stroke="none" draw:fill="none" fo:min-height="5.911cm"/>
      <style:paragraph-properties style:writing-mode="lr-tb"/>
    </style:style>
    <style:style style:name="gr98" style:family="graphic" style:parent-style-name="standard">
      <style:graphic-properties draw:fill-color="#ffffff" draw:textarea-horizontal-align="justify" draw:textarea-vertical-align="middle" draw:auto-grow-height="false" fo:min-height="0.851cm" fo:min-width="4.66cm"/>
      <style:paragraph-properties style:writing-mode="lr-tb"/>
    </style:style>
    <style:style style:name="gr99" style:family="graphic" style:parent-style-name="OptionalDeco">
      <style:graphic-properties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02" style:family="graphic" style:parent-style-name="OptionalDeco">
      <style:graphic-properties draw:fill-color="#ffffff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7" style:family="graphic" style:parent-style-name="standard">
      <style:graphic-properties draw:stroke="none" draw:fill="none" fo:min-height="4.025cm"/>
      <style:paragraph-properties style:writing-mode="lr-tb"/>
    </style:style>
    <style:style style:name="gr108" style:family="graphic" style:parent-style-name="standard">
      <style:graphic-properties draw:stroke="none" draw:fill="none" fo:min-height="9.364cm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OptionalDeco">
      <style:graphic-properties fo:min-height="5.784cm" fo:min-width="25.506cm" draw:shadow="hidden"/>
    </style:style>
    <style:style style:name="gr113" style:family="graphic" style:parent-style-name="OptionalDeco">
      <style:graphic-properties draw:textarea-vertical-align="top" fo:min-height="1.986cm" fo:min-width="25.468cm" draw:shadow="hidden"/>
      <style:paragraph-properties style:writing-mode="lr-tb"/>
    </style:style>
    <style:style style:name="gr114" style:family="graphic" style:parent-style-name="OptionalDeco">
      <style:graphic-properties draw:textarea-vertical-align="top" fo:min-height="1.809cm" fo:min-width="25.468cm" draw:shadow="hidden"/>
      <style:paragraph-properties style:writing-mode="lr-tb"/>
    </style:style>
    <style:style style:name="gr115" style:family="graphic" style:parent-style-name="OptionalDeco">
      <style:graphic-properties draw:textarea-vertical-align="top" fo:min-height="2.409cm" fo:min-width="25.468cm" draw:shadow="hidden"/>
      <style:paragraph-properties style:writing-mode="lr-tb"/>
    </style:style>
    <style:style style:name="gr116" style:family="graphic" style:parent-style-name="OptionalDeco">
      <style:graphic-properties draw:fill-color="#ffffff" fo:min-height="0.549cm" fo:min-width="3.792cm" draw:shadow="visible" draw:shadow-offset-x="0.106cm" draw:shadow-offset-y="0.106cm"/>
      <style:paragraph-properties style:writing-mode="lr-tb"/>
    </style:style>
    <style:style style:name="gr117" style:family="graphic" style:parent-style-name="OptionalDeco">
      <style:graphic-properties draw:fill-color="#ffffff" fo:min-height="0.55cm" fo:min-width="3.528cm" draw:shadow="visible" draw:shadow-offset-x="0.106cm" draw:shadow-offset-y="0.106cm"/>
      <style:paragraph-properties style:writing-mode="lr-tb"/>
    </style:style>
    <style:style style:name="gr118" style:family="graphic" style:parent-style-name="OptionalDeco">
      <style:graphic-properties draw:fill-color="#ffffff" fo:min-height="0.549cm" fo:min-width="3.73cm" draw:shadow="visible" draw:shadow-offset-x="0.106cm" draw:shadow-offset-y="0.106cm"/>
      <style:paragraph-properties style:writing-mode="lr-tb"/>
    </style:style>
    <style:style style:name="gr119" style:family="graphic" style:parent-style-name="OptionalDeco">
      <style:graphic-properties draw:fill-color="#ffffff" fo:min-height="0.55cm" fo:min-width="3.47cm" draw:shadow="visible" draw:shadow-offset-x="0.106cm" draw:shadow-offset-y="0.106cm"/>
      <style:paragraph-properties style:writing-mode="lr-tb"/>
    </style:style>
    <style:style style:name="gr120" style:family="graphic" style:parent-style-name="OptionalDeco">
      <style:graphic-properties draw:fill-color="#ffffff" fo:min-height="0.549cm" fo:min-width="3.729cm" draw:shadow="visible" draw:shadow-offset-x="0.106cm" draw:shadow-offset-y="0.106cm"/>
      <style:paragraph-properties style:writing-mode="lr-tb"/>
    </style:style>
    <style:style style:name="gr121" style:family="graphic" style:parent-style-name="OptionalDeco">
      <style:graphic-properties draw:fill-color="#ffffff" fo:min-height="0.549cm" fo:min-width="3.391cm" draw:shadow="visible" draw:shadow-offset-x="0.106cm" draw:shadow-offset-y="0.106cm"/>
      <style:paragraph-properties style:writing-mode="lr-tb"/>
    </style:style>
    <style:style style:name="gr122" style:family="graphic" style:parent-style-name="OptionalDeco">
      <style:graphic-properties draw:fill-color="#ffffff" fo:min-height="0.549cm" fo:min-width="3.981cm" draw:shadow="visible" draw:shadow-offset-x="0.106cm" draw:shadow-offset-y="0.106cm"/>
      <style:paragraph-properties style:writing-mode="lr-tb"/>
    </style:style>
    <style:style style:name="gr123" style:family="graphic" style:parent-style-name="OptionalDeco">
      <style:graphic-properties draw:fill-color="#ffffff" fo:min-height="0.504cm" fo:min-width="3.223cm" draw:shadow="visible" draw:shadow-offset-x="0.106cm" draw:shadow-offset-y="0.106cm"/>
      <style:paragraph-properties style:writing-mode="lr-tb"/>
    </style:style>
    <style:style style:name="gr124" style:family="graphic" style:parent-style-name="OptionalDeco">
      <style:graphic-properties draw:fill-color="#ffffff" fo:min-height="0.505cm" fo:min-width="2.994cm" draw:shadow="visible" draw:shadow-offset-x="0.106cm" draw:shadow-offset-y="0.106cm"/>
      <style:paragraph-properties style:writing-mode="lr-tb"/>
    </style:style>
    <style:style style:name="gr125" style:family="graphic" style:parent-style-name="OptionalDeco">
      <style:graphic-properties draw:fill-color="#ffffff" fo:min-height="0.504cm" fo:min-width="3.224cm" draw:shadow="visible" draw:shadow-offset-x="0.106cm" draw:shadow-offset-y="0.106cm"/>
      <style:paragraph-properties style:writing-mode="lr-tb"/>
    </style:style>
    <style:style style:name="gr126" style:family="graphic" style:parent-style-name="OptionalDeco">
      <style:graphic-properties draw:fill-color="#ffffff" fo:min-height="0.504cm" fo:min-width="3.222cm" draw:shadow="visible" draw:shadow-offset-x="0.106cm" draw:shadow-offset-y="0.106cm"/>
      <style:paragraph-properties style:writing-mode="lr-tb"/>
    </style:style>
    <style:style style:name="gr127" style:family="graphic" style:parent-style-name="OptionalDeco">
      <style:graphic-properties draw:fill-color="#ffffff" fo:min-height="0.549cm" fo:min-width="3.46cm" draw:shadow="visible" draw:shadow-offset-x="0.106cm" draw:shadow-offset-y="0.106cm"/>
      <style:paragraph-properties style:writing-mode="lr-tb"/>
    </style:style>
    <style:style style:name="gr128" style:family="graphic" style:parent-style-name="OptionalDeco">
      <style:graphic-properties fo:min-height="0.504cm" fo:min-width="3.224cm" draw:shadow="visible" draw:shadow-offset-x="0.106cm" draw:shadow-offset-y="0.106cm"/>
      <style:paragraph-properties style:writing-mode="lr-tb"/>
    </style:style>
    <style:style style:name="gr129" style:family="graphic" style:parent-style-name="OptionalDeco">
      <style:graphic-properties fo:min-height="0.504cm" fo:min-width="3.222cm" draw:shadow="visible" draw:shadow-offset-x="0.106cm" draw:shadow-offset-y="0.106cm"/>
      <style:paragraph-properties style:writing-mode="lr-tb"/>
    </style:style>
    <style:style style:name="gr130" style:family="graphic" style:parent-style-name="OptionalDeco">
      <style:graphic-properties draw:shadow="visible" draw:shadow-offset-x="0.106cm" draw:shadow-offset-y="0.106cm"/>
      <style:paragraph-properties style:writing-mode="lr-tb"/>
    </style:style>
    <style:style style:name="gr131" style:family="graphic" style:parent-style-name="OptionalDeco">
      <style:graphic-properties draw:fill-color="#ffffff" fo:min-height="0.549cm" fo:min-width="3.461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fo:min-height="3.073cm"/>
      <style:paragraph-properties style:writing-mode="lr-tb"/>
    </style:style>
    <style:style style:name="gr133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34" style:family="graphic" style:parent-style-name="OptionalDeco">
      <style:graphic-properties fo:min-height="0.55cm" fo:min-width="3.734cm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OptionalDeco">
      <style:graphic-properties fo:min-height="0.549cm" fo:min-width="3.693cm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142" style:family="graphic" style:parent-style-name="standard">
      <style:graphic-properties draw:stroke="none" draw:fill="none" fo:min-height="2.121cm"/>
      <style:paragraph-properties style:writing-mode="lr-tb"/>
    </style:style>
    <style:style style:name="gr143" style:family="graphic" style:parent-style-name="standard">
      <style:graphic-properties draw:stroke="none" draw:fill="none" fo:min-height="7.881cm"/>
      <style:paragraph-properties style:writing-mode="lr-tb"/>
    </style:style>
    <style:style style:name="gr144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145" style:family="graphic" style:parent-style-name="OptionalDeco">
      <style:graphic-properties fo:min-height="0.55cm" fo:min-width="3.743cm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07cm" fo:min-width="0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1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156" style:family="graphic" style:parent-style-name="OptionalDeco">
      <style:graphic-properties draw:fill-color="#ffffff" fo:min-height="0.55cm" fo:min-width="4.328cm"/>
      <style:paragraph-properties style:writing-mode="lr-tb"/>
    </style:style>
    <style:style style:name="co1" style:family="table-column">
      <style:table-column-properties style:column-width="2.24cm" style:use-optimal-column-width="false"/>
    </style:style>
    <style:style style:name="co2" style:family="table-column">
      <style:table-column-properties style:column-width="5.087cm" style:use-optimal-column-width="false"/>
    </style:style>
    <style:style style:name="co3" style:family="table-column">
      <style:table-column-properties style:column-width="6.558cm" style:use-optimal-column-width="false"/>
    </style:style>
    <style:style style:name="co4" style:family="table-column">
      <style:table-column-properties style:column-width="7.869cm" style:use-optimal-column-width="false"/>
    </style:style>
    <style:style style:name="co5" style:family="table-column">
      <style:table-column-properties style:column-width="4.558cm" style:use-optimal-column-width="false"/>
    </style:style>
    <style:style style:name="co6" style:family="table-column">
      <style:table-column-properties style:column-width="6.012cm" style:use-optimal-column-width="false"/>
    </style:style>
    <style:style style:name="co7" style:family="table-column">
      <style:table-column-properties style:column-width="3.528cm" style:use-optimal-column-width="false"/>
    </style:style>
    <style:style style:name="ro1" style:family="table-row">
      <style:table-row-properties style:row-height="1.978cm" style:use-optimal-row-height="false"/>
    </style:style>
    <style:style style:name="ro2" style:family="table-row">
      <style:table-row-properties style:row-height="0.816cm" style:use-optimal-row-height="false"/>
    </style:style>
    <style:style style:name="ro3" style:family="table-row">
      <style:table-row-properties style:row-height="0.866cm" style:use-optimal-row-height="false"/>
    </style:style>
    <style:style style:name="ro4" style:family="table-row">
      <style:table-row-properties style:row-height="1.999cm" style:use-optimal-row-height="false"/>
    </style:style>
    <style:style style:name="ro5" style:family="table-row">
      <style:table-row-properties style:row-height="0cm" style:use-optimal-row-height="true"/>
    </style:style>
    <style:style style:name="ro6" style:family="table-row">
      <style:table-row-properties style:row-height="0.882cm" style:use-optimal-row-height="false"/>
    </style:style>
    <style:style style:name="ro7" style:family="table-row">
      <style:table-row-properties style:row-height="0.965cm" style:use-optimal-row-height="false"/>
    </style:style>
    <style:style style:name="ro8" style:family="table-row">
      <style:table-row-properties style:row-height="1.075cm" style:use-optimal-row-height="false"/>
    </style:style>
    <style:style style:name="ce1" style:family="table-cell">
      <loext:graphic-properties draw:fill="solid" draw:fill-color="#b2b2b2"/>
      <style:paragraph-properties fo:text-align="center" fo:border="0.03pt solid #000000"/>
    </style:style>
    <style:style style:name="ce2" style:family="table-cell">
      <loext:graphic-properties draw:fill="solid" draw:fill-color="#b2b2b2"/>
      <style:paragraph-properties fo:border="0.03pt solid #000000"/>
    </style:style>
    <style:style style:name="ce3" style:family="table-cell">
      <loext:graphic-properties draw:fill="none"/>
      <style:paragraph-properties fo:border-left="0.03pt solid #000000" fo:border-right="0.03pt solid #000000" fo:border-top="none" fo:border-bottom="0.03pt solid #000000"/>
    </style:style>
    <style:style style:name="ce4" style:family="table-cell">
      <loext:graphic-properties draw:fill="none"/>
      <style:paragraph-properties fo:border="0.03pt solid #000000"/>
    </style:style>
    <style:style style:name="ce5" style:family="table-cell">
      <loext:graphic-properties draw:fill="none"/>
      <style:paragraph-properties fo:border="0.03pt solid #000000"/>
      <style:text-properties fo:font-size="12pt" style:font-size-asian="12pt" style:font-size-complex="12pt"/>
    </style:style>
    <style:style style:name="ce6" style:family="table-cell">
      <style:paragraph-properties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7" style:family="table-cell">
      <style:paragraph-properties fo:text-align="center"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8" style:family="table-cell">
      <loext:graphic-properties draw:fill="none"/>
      <style:paragraph-properties fo:border="0.03pt solid #000000"/>
      <style:text-properties fo:font-size="14pt" style:font-size-asian="14pt" style:font-size-complex="14pt"/>
    </style:style>
    <style:style style:name="ce9" style:family="table-cell">
      <loext:graphic-properties draw:fill="none"/>
      <style:paragraph-properties fo:border="0.03pt solid #000000"/>
      <style:text-properties fo:color="#666666" loext:opacity="100%" fo:font-size="14pt" style:font-size-asian="14pt" style:font-size-complex="14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style:paragraph-properties fo:text-align="center" style:writing-mode="lr-tb"/>
      <style:text-properties style:font-name="Arial" fo:font-size="12pt"/>
    </style:style>
    <style:style style:name="P6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22pt"/>
    </style:style>
    <style:style style:name="P11" style:family="paragraph">
      <loext:graphic-properties draw:fill="none" draw:fill-color="#ffffff"/>
      <style:paragraph-properties style:writing-mode="lr-tb"/>
      <style:text-properties fo:font-size="8pt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style:paragraph-properties style:writing-mode="lr-tb"/>
      <style:text-properties fo:font-size="12pt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style:writing-mode="lr-tb"/>
    </style:style>
    <style:style style:name="P18" style:family="paragraph">
      <style:paragraph-properties fo:margin-top="0.076cm" fo:margin-bottom="0cm"/>
    </style:style>
    <style:style style:name="P19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3" style:family="paragraph"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25" style:family="paragraph">
      <style:paragraph-properties fo:text-align="center"/>
    </style:style>
    <style:style style:name="P26" style:family="paragraph">
      <style:text-properties fo:font-size="12pt" style:font-size-asian="12pt" style:font-size-complex="12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style:paragraph-properties fo:text-align="center"/>
      <style:text-properties fo:font-size="14pt" style:font-size-asian="14pt" style:font-size-complex="14pt"/>
    </style:style>
    <style:style style:name="P29" style:family="paragraph">
      <style:text-properties fo:font-size="14pt" style:font-size-asian="14pt" style:font-size-complex="14pt"/>
    </style:style>
    <style:style style:name="P30" style:family="paragraph">
      <style:text-properties fo:color="#666666" loext:opacity="100%" fo:font-size="14pt" style:font-size-asian="14pt" style:font-size-complex="14pt"/>
    </style:style>
    <style:style style:name="P31" style:family="paragraph">
      <style:paragraph-properties fo:text-align="start" style:writing-mode="lr-tb"/>
    </style:style>
    <style:style style:name="P32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33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35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6" style:family="paragraph">
      <style:paragraph-properties style:writing-mode="lr-tb"/>
      <style:text-properties fo:font-size="10pt"/>
    </style:style>
    <style:style style:name="P37" style:family="paragraph">
      <loext:graphic-properties draw:fill-color="#ffffff"/>
      <style:paragraph-properties style:writing-mode="lr-tb"/>
      <style:text-properties fo:font-size="10pt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41" style:family="paragraph">
      <style:text-properties fo:font-size="10pt"/>
    </style:style>
    <style:style style:name="P42" style:family="paragraph">
      <style:paragraph-properties fo:text-align="start" style:writing-mode="lr-tb"/>
      <style:text-properties fo:font-size="10pt"/>
    </style:style>
    <style:style style:name="P43" style:family="paragraph">
      <loext:graphic-properties draw:fill-color="#ffffff"/>
      <style:paragraph-properties fo:text-align="start" style:writing-mode="lr-tb"/>
      <style:text-properties fo:font-size="10pt"/>
    </style:style>
    <style:style style:name="P44" style:family="paragraph">
      <loext:graphic-properties draw:fill-color="#ffffff"/>
      <style:paragraph-properties style:writing-mode="lr-tb"/>
    </style:style>
    <style:style style:name="P45" style:family="paragraph">
      <loext:graphic-properties draw:fill="none"/>
      <style:paragraph-properties style:writing-mode="lr-tb"/>
      <style:text-properties fo:font-size="10pt"/>
    </style:style>
    <style:style style:name="P46" style:family="paragraph">
      <loext:graphic-properties draw:fill="none" draw:fill-color="#ffffff"/>
      <style:paragraph-properties style:writing-mode="lr-tb"/>
      <style:text-properties fo:font-size="10pt"/>
    </style:style>
    <style:style style:name="P47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48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666666" loext:opacity="100%" fo:font-size="14pt" style:font-size-asian="14pt" style:font-size-complex="14pt"/>
    </style:style>
    <style:style style:name="T12" style:family="text">
      <style:text-properties fo:font-size="10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style:text-position="33% 58%" fo:font-size="10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994cm" svg:height="0.577cm" svg:x="1.688cm" svg:y="3.222cm">
          <draw:text-box>
            <text:p><text:span text:style-name="T2">Game Property 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5.08cm" svg:height="0.635cm" svg:x="2.27cm" svg:y="10.107cm">
          <text:p text:style-name="P5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3.175cm" svg:height="0.635cm" svg:x="3.14cm" svg:y="10.795cm">
          <text:p text:style-name="P5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3" draw:id="id3" draw:layer="layout" svg:width="3.175cm" svg:height="0.635cm" svg:x="3.14cm" svg:y="11.43cm">
          <text:p text:style-name="P5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8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8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8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8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8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8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8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9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9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9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0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1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1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1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1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8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8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</draw:page>
      <draw:page draw:name="page2" draw:style-name="dp1" draw:master-page-name="Default">
        <draw:custom-shape draw:style-name="gr24" draw:text-style-name="P12" draw:layer="layout" svg:width="5.08cm" svg:height="4.445cm" svg:x="1.117cm" svg:y="16.02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2" xml:id="id15" draw:id="id15" draw:layer="layout" svg:width="3.81cm" svg:height="0.762cm" svg:x="6.02cm" svg:y="9.4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7" draw:id="id17" draw:layer="layout" svg:width="3.81cm" svg:height="0.762cm" svg:x="4.14cm" svg:y="5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4" draw:id="id14" draw:layer="layout" svg:width="3.81cm" svg:height="0.762cm" svg:x="8.877cm" svg:y="5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xml:id="id11" draw:id="id11" draw:layer="layout" svg:width="3.81cm" svg:height="0.761cm" svg:x="20.015cm" svg:y="4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16" draw:id="id16" draw:layer="layout" svg:width="3.81cm" svg:height="0.762cm" svg:x="1.317cm" svg:y="3.2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xml:id="id12" draw:id="id12" draw:layer="layout" svg:width="3.81cm" svg:height="0.762cm" svg:x="22.155cm" svg:y="8.8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xml:id="id13" draw:id="id13" draw:layer="layout" svg:width="3.81cm" svg:height="0.762cm" svg:x="22.155cm" svg:y="7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 Carlo TS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.81cm" svg:height="0.635cm" svg:x="1.752cm" svg:y="16.34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3.81cm" svg:height="0.635cm" svg:x="1.752cm" svg:y="16.975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13cm" svg:height="0.971cm" svg:x="7.667cm" svg:y="0.981cm">
          <draw:text-box>
            <text:p><text:span text:style-name="T6">Mancala UI, Mancala &amp; AI Classes</text:span></text:p>
          </draw:text-box>
        </draw:frame>
        <draw:connector draw:style-name="gr34" draw:text-style-name="P17" draw:layer="layout" svg:x1="20.777cm" svg:y1="5.252cm" svg:x2="22.155cm" svg:y2="9.253cm" draw:start-shape="id11" draw:start-glue-point="6" draw:end-shape="id12" draw:end-glue-point="3" svg:d="M20777 5252v4001h1378" svg:viewBox="0 0 1379 4002">
          <text:p><text:s text:c="5"/></text:p>
        </draw:connector>
        <draw:connector draw:style-name="gr35" draw:layer="layout" svg:x1="20.777cm" svg:y1="5.252cm" svg:x2="22.155cm" svg:y2="7.607cm" draw:start-shape="id11" draw:start-glue-point="6" draw:end-shape="id13" draw:end-glue-point="3" svg:d="M20777 5252v2355h1378" svg:viewBox="0 0 1379 2356">
          <text:p/>
        </draw:connector>
        <draw:connector draw:style-name="gr35" draw:layer="layout" draw:line-skew="-0.064cm" svg:x1="10.782cm" svg:y1="6.262cm" svg:x2="7.925cm" svg:y2="9.445cm" draw:start-shape="id14" draw:start-glue-point="2" draw:end-shape="id15" draw:end-glue-point="0" svg:d="M10782 6262v1528h-2857v1655" svg:viewBox="0 0 2858 3184">
          <text:p/>
        </draw:connector>
        <draw:line draw:style-name="gr36" draw:text-style-name="P17" draw:layer="layout" svg:x1="1.983cm" svg:y1="18.045cm" svg:x2="2.935cm" svg:y2="18.045cm">
          <text:p/>
        </draw:line>
        <draw:line draw:style-name="gr35" draw:layer="layout" svg:x1="1.983cm" svg:y1="18.48cm" svg:x2="2.935cm" svg:y2="18.48cm">
          <text:p/>
        </draw:line>
        <draw:line draw:style-name="gr37" draw:layer="layout" svg:x1="1.983cm" svg:y1="18.915cm" svg:x2="2.935cm" svg:y2="18.915cm">
          <text:p/>
        </draw:line>
        <draw:line draw:style-name="gr38" draw:layer="layout" svg:x1="2.001cm" svg:y1="19.432cm" svg:x2="2.953cm" svg:y2="19.432cm">
          <text:p/>
        </draw:line>
        <draw:line draw:style-name="gr39" draw:text-style-name="P8" draw:layer="layout" svg:x1="2.101cm" svg:y1="19.95cm" svg:x2="3.053cm" svg:y2="19.95cm">
          <text:p/>
        </draw:line>
        <draw:frame draw:style-name="gr40" draw:text-style-name="P19" draw:layer="layout" svg:width="2.827cm" svg:height="2.639cm" svg:x="3.053cm" svg:y="17.828cm">
          <draw:text-box>
            <text:p text:style-name="P18"><text:span text:style-name="T8">Has-a</text:span></text:p>
            <text:p text:style-name="P18"><text:span text:style-name="T8">Implements</text:span></text:p>
            <text:p text:style-name="P18"><text:span text:style-name="T8">Extends</text:span></text:p>
            <text:p text:style-name="P18"><text:span text:style-name="T8">Composes</text:span></text:p>
            <text:p text:style-name="P18"><text:span text:style-name="T8">Uses</text:span></text:p>
          </draw:text-box>
        </draw:frame>
        <draw:connector draw:style-name="gr36" draw:layer="layout" svg:x1="5.127cm" svg:y1="3.856cm" svg:x2="6.045cm" svg:y2="5.5cm" draw:start-shape="id16" draw:start-glue-point="8" draw:end-shape="id17" draw:end-glue-point="0" svg:d="M5127 3856h918v1644" svg:viewBox="0 0 919 1645">
          <text:p/>
        </draw:connector>
        <draw:connector draw:style-name="gr35" draw:layer="layout" draw:line-skew="-0.118cm" svg:x1="6.045cm" svg:y1="6.262cm" svg:x2="7.925cm" svg:y2="9.445cm" draw:start-shape="id17" draw:start-glue-point="2" draw:end-shape="id15" draw:end-glue-point="0" svg:d="M6045 6262v1474h1880v1709" svg:viewBox="0 0 1881 3184">
          <text:p/>
        </draw:connector>
        <draw:custom-shape draw:style-name="gr27" draw:text-style-name="P13" xml:id="id18" draw:id="id18" draw:layer="layout" svg:width="3.81cm" svg:height="0.761cm" svg:x="14.3cm" svg:y="10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xml:id="id19" draw:id="id19" draw:layer="layout" svg:width="3.81cm" svg:height="0.762cm" svg:x="14.317cm" svg:y="12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5" draw:layer="layout" svg:x1="16.205cm" svg:y1="10.968cm" svg:x2="16.222cm" svg:y2="12.62cm" draw:start-shape="id18" draw:start-glue-point="2" draw:end-shape="id19" draw:end-glue-point="0" svg:d="M16205 10968v826h17v826" svg:viewBox="0 0 18 1653">
          <text:p/>
        </draw:connector>
        <draw:connector draw:style-name="gr36" draw:layer="layout" svg:x1="14.3cm" svg:y1="10.334cm" svg:x2="12.687cm" svg:y2="6.134cm" draw:start-shape="id18" draw:start-glue-point="10" draw:end-shape="id14" draw:end-glue-point="8" svg:d="M14300 10334h-806v-4200h-807" svg:viewBox="0 0 1614 4201">
          <text:p/>
        </draw:connector>
        <draw:connector draw:style-name="gr36" draw:layer="layout" draw:line-skew="1.441cm" svg:x1="20.015cm" svg:y1="4.619cm" svg:x2="12.687cm" svg:y2="5.628cm" draw:start-shape="id11" draw:start-glue-point="10" draw:end-shape="id14" draw:end-glue-point="9" svg:d="M20015 4619h-2223v1009h-5105" svg:viewBox="0 0 7329 1010">
          <text:p/>
        </draw:connector>
        <draw:connector draw:style-name="gr42" draw:text-style-name="P17" draw:layer="layout" svg:x1="20.015cm" svg:y1="5.125cm" svg:x2="18.127cm" svg:y2="13.001cm" draw:start-shape="id11" draw:start-glue-point="11" draw:end-shape="id19" draw:end-glue-point="1" svg:d="M20015 5125h-944v7876h-944" svg:viewBox="0 0 1889 7877">
          <text:p><text:s/></text:p>
        </draw:connector>
        <draw:custom-shape draw:style-name="gr43" draw:text-style-name="P2" xml:id="id20" draw:id="id20" draw:layer="layout" svg:width="3.81cm" svg:height="0.762cm" svg:x="22.237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</text:span></text:p>
          <draw:enhanced-geometry svg:viewBox="0 0 21600 21600" draw:type="rectangle" draw:enhanced-path="M 0 0 L 21600 0 21600 21600 0 21600 0 0 Z N"/>
        </draw:custom-shape>
        <draw:connector draw:style-name="gr35" draw:layer="layout" svg:x1="20.777cm" svg:y1="5.252cm" svg:x2="22.237cm" svg:y2="10.779cm" draw:start-shape="id11" draw:start-glue-point="6" draw:end-shape="id20" draw:end-glue-point="3" svg:d="M20777 5252v5527h1460" svg:viewBox="0 0 1461 5528">
          <text:p/>
        </draw:connector>
        <draw:connector draw:style-name="gr36" draw:layer="layout" svg:x1="5.127cm" svg:y1="3.35cm" svg:x2="16.205cm" svg:y2="10.207cm" draw:start-shape="id16" draw:start-glue-point="9" draw:end-shape="id18" draw:end-glue-point="0" svg:d="M5127 3350h11078v6857" svg:viewBox="0 0 11079 6858">
          <text:p/>
        </draw:connector>
        <draw:custom-shape draw:style-name="gr27" draw:text-style-name="P13" xml:id="id21" draw:id="id21" draw:layer="layout" svg:width="3.81cm" svg:height="0.761cm" svg:x="2.269cm" svg:y="12.0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xml:id="id22" draw:id="id22" draw:layer="layout" svg:width="3.81cm" svg:height="0.762cm" svg:x="2.269cm" svg:y="13.5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GameState</text:p>
          <draw:enhanced-geometry svg:viewBox="0 0 21600 21600" draw:type="rectangle" draw:enhanced-path="M 0 0 L 21600 0 21600 21600 0 21600 0 0 Z N"/>
        </draw:custom-shape>
        <draw:connector draw:style-name="gr35" draw:layer="layout" svg:x1="4.174cm" svg:y1="12.768cm" svg:x2="4.174cm" svg:y2="13.593cm" draw:start-shape="id21" draw:start-glue-point="2" draw:end-shape="id22" draw:end-glue-point="0" svg:d="M4174 12768v825" svg:viewBox="0 0 1 826">
          <text:p/>
        </draw:connector>
        <draw:frame draw:style-name="gr45" draw:text-style-name="P11" draw:layer="layout" svg:width="4.127cm" svg:height="1.693cm" svg:x="6.715cm" svg:y="13.277cm">
          <draw:text-box>
            <text:p><text:span text:style-name="T7">Game state is used any place a ‘copy’ of the game is needed. Typically, created before simulation and restored after.</text:span></text:p>
            <text:p><text:span text:style-name="T7"/></text:p>
          </draw:text-box>
        </draw:frame>
        <draw:custom-shape draw:style-name="gr46" draw:text-style-name="P2" xml:id="id23" draw:id="id23" draw:layer="layout" svg:width="3.81cm" svg:height="0.762cm" svg:x="14.317cm" svg:y="15.9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47" draw:layer="layout" svg:x1="16.222cm" svg:y1="13.382cm" svg:x2="16.222cm" svg:y2="15.948cm" draw:start-shape="id19" draw:start-glue-point="2" draw:end-shape="id23" draw:end-glue-point="0" svg:d="M16222 13382v2566" svg:viewBox="0 0 1 2567">
          <text:p/>
        </draw:connector>
        <draw:frame draw:style-name="gr45" draw:text-style-name="P11" draw:layer="layout" svg:width="4.127cm" svg:height="1.693cm" svg:x="18.463cm" svg:y="16.134cm">
          <draw:text-box>
            <text:p><text:span text:style-name="T7">GameInfo and AiPlayer use different instances of the RuleDict</text:span></text:p>
            <text:p><text:span text:style-name="T7"/></text:p>
          </draw:text-box>
        </draw:frame>
      </draw:page>
      <draw:page draw:name="page3" draw:style-name="dp1" draw:master-page-name="Default">
        <draw:custom-shape draw:style-name="gr48" draw:text-style-name="P20" xml:id="id27" draw:id="id27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" xml:id="id25" draw:id="id25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31" draw:id="id31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xml:id="id29" draw:id="id29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Constants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xml:id="id30" draw:id="id30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26" draw:id="id26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xml:id="id34" draw:id="id34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53" draw:text-style-name="P2" xml:id="id33" draw:id="id33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24" draw:id="id24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owStart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13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xml:id="id28" draw:id="id28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54" draw:text-style-name="P10" draw:layer="layout" svg:width="8.89cm" svg:height="1.27cm" svg:x="10.525cm" svg:y="1cm">
          <draw:text-box>
            <text:p><text:span text:style-name="T6">Mancala Classes</text:span></text:p>
          </draw:text-box>
        </draw:frame>
        <draw:frame draw:style-name="gr55" draw:text-style-name="P11" draw:layer="layout" svg:width="3.999cm" svg:height="0.87cm" svg:x="19.367cm" svg:y="13.065cm">
          <draw:text-box>
            <text:p><text:span text:style-name="T7">Two EndMoveIf: ender &amp; quiter</text:span></text:p>
            <text:p><text:span text:style-name="T7">One each of others</text:span></text:p>
          </draw:text-box>
        </draw:frame>
        <draw:connector draw:style-name="gr35" draw:layer="layout" draw:line-skew="-0.808cm" svg:x1="11.477cm" svg:y1="5.127cm" svg:x2="8.858cm" svg:y2="7.793cm" draw:start-shape="id24" draw:start-glue-point="2" draw:end-shape="id25" draw:end-glue-point="0" svg:d="M11477 5127v525h-2619v2141" svg:viewBox="0 0 2620 2667">
          <text:p/>
        </draw:connector>
        <draw:connector draw:style-name="gr38" draw:layer="layout" svg:x1="10.001cm" svg:y1="8.555cm" svg:x2="16.994cm" svg:y2="11.807cm" draw:start-shape="id25" draw:start-glue-point="7" draw:end-shape="id26" draw:end-glue-point="3" svg:d="M10001 8555v3252h6993" svg:viewBox="0 0 6994 3253">
          <text:p/>
        </draw:connector>
        <draw:connector draw:style-name="gr38" draw:layer="layout" svg:x1="18.899cm" svg:y1="12.188cm" svg:x2="18.899cm" svg:y2="13.935cm" draw:start-shape="id26" draw:start-glue-point="2" draw:end-shape="id27" draw:end-glue-point="0" svg:d="M18899 12188v1747" svg:viewBox="0 0 1 1748">
          <text:p/>
        </draw:connector>
        <draw:connector draw:style-name="gr36" draw:layer="layout" svg:x1="6.953cm" svg:y1="8.174cm" svg:x2="4.257cm" svg:y2="6.777cm" draw:start-shape="id25" draw:start-glue-point="3" draw:end-shape="id28" draw:end-glue-point="2" svg:d="M6953 8174h-2696v-1397" svg:viewBox="0 0 2697 1398">
          <text:p/>
        </draw:connector>
        <draw:connector draw:style-name="gr36" draw:layer="layout" draw:line-skew="-0.635cm" svg:x1="10.763cm" svg:y1="8.174cm" svg:x2="14.765cm" svg:y2="7.307cm" draw:start-shape="id25" draw:start-glue-point="1" draw:end-shape="id29" draw:end-glue-point="3" svg:d="M10763 8174h1366v-867h2636" svg:viewBox="0 0 4003 868">
          <text:p/>
        </draw:connector>
        <draw:connector draw:style-name="gr36" draw:layer="layout" draw:line-skew="-0.657cm" svg:x1="10.763cm" svg:y1="8.174cm" svg:x2="14.8cm" svg:y2="8.774cm" draw:start-shape="id25" draw:start-glue-point="1" draw:end-shape="id30" draw:end-glue-point="3" svg:d="M10763 8174h1362v600h2675" svg:viewBox="0 0 4038 601">
          <text:p/>
        </draw:connector>
        <draw:frame draw:style-name="gr56" draw:text-style-name="P22" draw:layer="layout" svg:width="1.141cm" svg:height="0.577cm" svg:x="4.322cm" svg:y="7.667cm">
          <draw:text-box>
            <text:p><text:span text:style-name="T9">many</text:span></text:p>
          </draw:text-box>
        </draw:frame>
        <draw:frame draw:style-name="gr57" draw:text-style-name="P11" draw:layer="layout" svg:width="2.222cm" svg:height="0.814cm" svg:x="9.89cm" svg:y="14.156cm">
          <draw:text-box>
            <text:p><text:span text:style-name="T7">Full access to game instance</text:span></text:p>
          </draw:text-box>
        </draw:frame>
        <draw:connector draw:style-name="gr35" draw:layer="layout" draw:line-skew="-0.808cm" svg:x1="6.992cm" svg:y1="5.127cm" svg:x2="8.858cm" svg:y2="7.793cm" draw:start-shape="id31" draw:start-glue-point="2" draw:end-shape="id25" draw:end-glue-point="0" svg:d="M6992 5127v525h1866v2141" svg:viewBox="0 0 1867 2667">
          <text:p/>
        </draw:connector>
        <draw:custom-shape draw:style-name="gr58" draw:text-style-name="P24" xml:id="id32" draw:id="id32" draw:layer="layout" svg:width="3.175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3"><text:span text:style-name="T8">GameConstError</text:span></text:p>
          <draw:enhanced-geometry svg:viewBox="0 0 21600 21600" draw:type="rectangle" draw:enhanced-path="M 0 0 L 21600 0 21600 21600 0 21600 0 0 Z N"/>
        </draw:custom-shape>
        <draw:custom-shape draw:style-name="gr59" draw:text-style-name="P24" xml:id="id35" draw:id="id35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3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47" draw:layer="layout" svg:x1="18.575cm" svg:y1="7.307cm" svg:x2="19.88cm" svg:y2="7.307cm" draw:start-shape="id29" draw:end-shape="id32" svg:d="M18575 7307h1305" svg:viewBox="0 0 1306 1">
          <text:p/>
        </draw:connector>
        <draw:custom-shape draw:style-name="gr26" draw:text-style-name="P13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36" draw:layer="layout" draw:line-skew="-1.722cm" svg:x1="7.715cm" svg:y1="8.555cm" svg:x2="3.222cm" svg:y2="16.044cm" draw:start-shape="id25" draw:start-glue-point="6" draw:end-shape="id33" draw:end-glue-point="0" svg:d="M7715 8555v2023h-4493v5466" svg:viewBox="0 0 4494 7490">
          <text:p/>
        </draw:connector>
        <draw:connector draw:style-name="gr36" draw:layer="layout" svg:x1="3.222cm" svg:y1="16.806cm" svg:x2="3.222cm" svg:y2="18.266cm" draw:start-shape="id33" draw:start-glue-point="2" draw:end-shape="id34" draw:end-glue-point="0" svg:d="M3222 16806v1460" svg:viewBox="0 0 1 1461">
          <text:p/>
        </draw:connector>
        <draw:frame draw:style-name="gr56" draw:text-style-name="P22" draw:layer="layout" svg:width="1.141cm" svg:height="0.577cm" svg:x="3.54cm" svg:y="17.054cm">
          <draw:text-box>
            <text:p><text:span text:style-name="T9">many</text:span></text:p>
          </draw:text-box>
        </draw:frame>
        <draw:connector draw:style-name="gr60" draw:layer="layout" draw:line-skew="-1.387cm" svg:x1="15.562cm" svg:y1="9.155cm" svg:x2="4.365cm" svg:y2="16.044cm" draw:start-shape="id30" draw:start-glue-point="6" draw:end-shape="id33" draw:end-glue-point="4" svg:d="M15562 9155v2058h-11197v4831" svg:viewBox="0 0 11198 6890">
          <text:p/>
        </draw:connector>
        <draw:frame draw:style-name="gr61" draw:text-style-name="P11" draw:layer="layout" svg:width="4.127cm" svg:height="2.011cm" svg:x="5.762cm" svg:y="15.922cm">
          <draw:text-box>
            <text:p><text:span text:style-name="T7">GameInfo RuleDicts are Mancala class scope variables, so they can be used to test GameInfo before the game class is instantiated.</text:span></text:p>
            <text:p><text:span text:style-name="T7"/></text:p>
          </draw:text-box>
        </draw:frame>
        <draw:custom-shape draw:style-name="gr26" draw:text-style-name="P13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2" draw:text-style-name="P2" xml:id="id36" draw:id="id36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8" draw:layer="layout" svg:x1="18.61cm" svg:y1="8.774cm" svg:x2="19.88cm" svg:y2="8.774cm" draw:start-shape="id30" draw:start-glue-point="1" draw:end-shape="id35" draw:end-glue-point="3" svg:d="M18610 8774h1270" svg:viewBox="0 0 1271 1">
          <text:p/>
        </draw:connector>
        <draw:custom-shape draw:style-name="gr63" draw:text-style-name="P2" xml:id="id37" draw:id="id37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</text:span></text:p>
          <draw:enhanced-geometry svg:viewBox="0 0 21600 21600" draw:type="rectangle" draw:enhanced-path="M 0 0 L 21600 0 21600 21600 0 21600 0 0 Z N"/>
        </draw:custom-shape>
        <draw:connector draw:style-name="gr47" draw:layer="layout" svg:x1="4.257cm" svg:y1="3.187cm" svg:x2="4.257cm" svg:y2="6.015cm" draw:start-shape="id36" draw:start-glue-point="2" draw:end-shape="id28" draw:end-glue-point="0" svg:d="M4257 3187v2828" svg:viewBox="0 0 1 2829">
          <text:p/>
        </draw:connector>
        <draw:connector draw:style-name="gr36" draw:layer="layout" svg:x1="8.858cm" svg:y1="8.555cm" svg:x2="10.525cm" svg:y2="12.684cm" draw:start-shape="id25" draw:start-glue-point="2" draw:end-shape="id37" draw:end-glue-point="3" svg:d="M8858 8555v4129h1667" svg:viewBox="0 0 1668 4130">
          <text:p/>
        </draw:connector>
        <draw:connector draw:style-name="gr36" draw:layer="layout" svg:x1="6.162cm" svg:y1="2.806cm" svg:x2="6.992cm" svg:y2="4.365cm" draw:start-shape="id36" draw:start-glue-point="1" draw:end-shape="id31" draw:end-glue-point="0" svg:d="M6162 2806h830v1559" svg:viewBox="0 0 831 1560">
          <text:p/>
        </draw:connector>
      </draw:page>
      <draw:page draw:name="page4" draw:style-name="dp1" draw:master-page-name="Default">
        <draw:frame draw:style-name="standard" draw:layer="layout" svg:width="21.753cm" svg:height="7.61cm" svg:x="1.952cm" svg:y="4.185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 table:number-columns-spanned="2">
                <text:p text:style-name="P25"><text:span text:style-name="T10">Mancala Methods</text:span></text:p>
                <text:p text:style-name="P25"><text:span text:style-name="T10">(mancala.py)</text:span></text:p>
              </table:table-cell>
              <table:covered-table-cell/>
              <table:table-cell>
                <text:p><text:span text:style-name="T10">Description</text:span></text:p>
              </table:table-cell>
              <table:table-cell>
                <text:p><text:span text:style-name="T10">Decorator(s)</text:span></text:p>
              </table:table-cell>
            </table:table-row>
            <table:table-row table:style-name="ro2" table:default-cell-style-name="ce4">
              <table:table-cell table:style-name="ce3" table:number-rows-spanned="5">
                <text:p><text:span text:style-name="T10">move</text:span></text:p>
              </table:table-cell>
              <table:table-cell table:number-rows-spanned="3">
                <text:p><text:span text:style-name="T10">do_sow</text:span></text:p>
              </table:table-cell>
              <table:table-cell table:style-name="ce5">
                <text:p text:style-name="P26"><text:span text:style-name="T9">Start Sow (parse move, first hole, seeds)</text:span></text:p>
              </table:table-cell>
              <table:table-cell>
                <text:p><text:span text:style-name="T10">sow_start</text:span></text:p>
              </table:table-cell>
            </table:table-row>
            <table:table-row table:style-name="ro3" table:default-cell-style-name="ce4">
              <table:covered-table-cell/>
              <table:covered-table-cell/>
              <table:table-cell table:style-name="ce5">
                <text:p text:style-name="P26"><text:span text:style-name="T9">Get Direction (CW or CCW)</text:span></text:p>
              </table:table-cell>
              <table:table-cell>
                <text:p><text:span text:style-name="T10">get_direction</text:span></text:p>
              </table:table-cell>
            </table:table-row>
            <table:table-row table:style-name="ro2" table:default-cell-style-name="ce4">
              <table:covered-table-cell/>
              <table:covered-table-cell/>
              <table:table-cell table:style-name="ce5">
                <text:p text:style-name="P26"><text:span text:style-name="T9">Sow – drop seeds</text:span></text:p>
              </table:table-cell>
              <table:table-cell>
                <text:p><text:span text:style-name="T10">sower, capt_ok, incrementer &amp; make_child</text:span></text:p>
              </table:table-cell>
            </table:table-row>
            <table:table-row table:style-name="ro2" table:default-cell-style-name="ce4">
              <table:covered-table-cell/>
              <table:table-cell>
                <text:p><text:span text:style-name="T10">capture_seeds</text:span></text:p>
              </table:table-cell>
              <table:table-cell table:style-name="ce5">
                <text:p text:style-name="P26"><text:span text:style-name="T9">Capture Seeds</text:span></text:p>
              </table:table-cell>
              <table:table-cell>
                <text:p><text:span text:style-name="T10">capt_ok, capturer, incrementer &amp; make_child</text:span></text:p>
              </table:table-cell>
            </table:table-row>
            <table:table-row table:style-name="ro2" table:default-cell-style-name="ce4">
              <table:covered-table-cell/>
              <table:table-cell>
                <text:p><text:span text:style-name="T10">win_conditions</text:span></text:p>
              </table:table-cell>
              <table:table-cell table:style-name="ce5">
                <text:p text:style-name="P26"><text:span text:style-name="T9">Win Condition – is game over</text:span></text:p>
              </table:table-cell>
              <table:table-cell>
                <text:p><text:span text:style-name="T10">end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4" draw:text-style-name="P10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gr65" draw:text-style-name="P27" draw:layer="layout" svg:width="7.351cm" svg:height="0.972cm" svg:x="2.054cm" svg:y="3.147cm">
          <draw:text-box>
            <text:p><text:span text:style-name="T6">Mancala Move Steps</text:span></text:p>
          </draw:text-box>
        </draw:frame>
        <draw:frame draw:style-name="standard" draw:layer="layout" svg:width="14.097cm" svg:height="6.552cm" svg:x="8.528cm" svg:y="13.942cm">
          <table:table table:template-name="default" table:use-first-row-styles="true">
            <table:table-column table:style-name="co5"/>
            <table:table-column table:style-name="co6"/>
            <table:table-column table:style-name="co7"/>
            <table:table-row table:style-name="ro4" table:default-cell-style-name="ce6">
              <table:table-cell>
                <text:p><text:span text:style-name="T10">Interface</text:span></text:p>
              </table:table-cell>
              <table:table-cell table:style-name="ce7">
                <text:p text:style-name="P28"><text:span text:style-name="T10">Method</text:span></text:p>
                <text:p text:style-name="P28"><text:span text:style-name="T10">(mancala.py)</text:span></text:p>
              </table:table-cell>
              <table:table-cell>
                <text:p text:style-name="P29"><text:span text:style-name="T10">Decorator</text:span></text:p>
              </table:table-cell>
            </table:table-row>
            <table:table-row table:style-name="ro5" table:default-cell-style-name="ce8">
              <table:table-cell>
                <text:p text:style-name="P29"><text:span text:style-name="T10">GameInterface</text:span></text:p>
              </table:table-cell>
              <table:table-cell>
                <text:p text:style-name="P29"><text:span text:style-name="T10">new_game</text:span></text:p>
              </table:table-cell>
              <table:table-cell>
                <text:p text:style-name="P29"><text:span text:style-name="T10">new_game</text:span></text:p>
              </table:table-cell>
            </table:table-row>
            <table:table-row table:style-name="ro5" table:default-cell-style-name="ce8">
              <table:table-cell>
                <text:p text:style-name="P29"><text:span text:style-name="T10">GameInterface</text:span></text:p>
              </table:table-cell>
              <table:table-cell>
                <text:p text:style-name="P29"><text:span text:style-name="T10">end_game</text:span></text:p>
              </table:table-cell>
              <table:table-cell>
                <text:p text:style-name="P29"><text:span text:style-name="T10">quitter</text:span></text:p>
              </table:table-cell>
            </table:table-row>
            <table:table-row table:style-name="ro6" table:default-cell-style-name="ce8">
              <table:table-cell>
                <text:p text:style-name="P29"><text:span text:style-name="T10">GameInterface</text:span></text:p>
              </table:table-cell>
              <table:table-cell>
                <text:p text:style-name="P29"><text:span text:style-name="T10">get_allowable_holes</text:span></text:p>
              </table:table-cell>
              <table:table-cell>
                <text:p text:style-name="P29"><text:span text:style-name="T10">allow</text:span></text:p>
              </table:table-cell>
            </table:table-row>
            <table:table-row table:style-name="ro7" table:default-cell-style-name="ce8">
              <table:table-cell>
                <text:p text:style-name="P29"><text:span text:style-name="T10">AIGameIf</text:span></text:p>
              </table:table-cell>
              <table:table-cell>
                <text:p text:style-name="P29"><text:span text:style-name="T10">get_moves</text:span></text:p>
              </table:table-cell>
              <table:table-cell>
                <text:p text:style-name="P29"><text:span text:style-name="T10">get_moves</text:span></text:p>
              </table:table-cell>
            </table:table-row>
            <table:table-row table:style-name="ro8" table:default-cell-style-name="ce8">
              <table:table-cell table:style-name="ce9">
                <text:p text:style-name="P30"><text:span text:style-name="T11">not applicable</text:span></text:p>
              </table:table-cell>
              <table:table-cell>
                <text:p text:style-name="P29"><text:span text:style-name="T10">__str__</text:span></text:p>
              </table:table-cell>
              <table:table-cell>
                <text:p text:style-name="P29"><text:span text:style-name="T10">get_strin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6" draw:text-style-name="P27" draw:layer="layout" svg:width="11.43cm" svg:height="1.27cm" svg:x="8.502cm" svg:y="12.847cm">
          <draw:text-box>
            <text:p><text:span text:style-name="T6">Decorator Calls (non-move)</text:span></text:p>
          </draw:text-box>
        </draw:frame>
      </draw:page>
      <draw:page draw:name="page5" draw:style-name="dp1" draw:master-page-name="Default">
        <draw:custom-shape draw:style-name="gr67" draw:text-style-name="P12" draw:layer="layout" svg:width="8.573cm" svg:height="5.398cm" svg:x="17.827cm" svg:y="2.40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8" draw:text-style-name="P31" xml:id="id48" draw:id="id48" draw:layer="layout" svg:width="26.67cm" svg:height="4.013cm" svg:x="0.524cm" svg:y="9.287cm">
          <text:p text:style-name="P31">Allow Rule</text:p>
          <draw:enhanced-geometry svg:viewBox="0 0 21600 21600" draw:type="rectangle" draw:enhanced-path="M 0 0 L 21600 0 21600 21600 0 21600 0 0 Z N"/>
        </draw:custom-shape>
        <draw:frame draw:style-name="gr69" draw:text-style-name="P33" draw:layer="layout" svg:width="3.493cm" svg:height="4.043cm" svg:x="1.26cm" svg:y="16.557cm">
          <draw:text-box>
            <text:p text:style-name="P32"><text:span text:style-name="T8">State <text:s/>variables read:</text:span></text:p>
            <text:p text:style-name="P32"><text:span text:style-name="T8"><text:tab/></text:span><text:span text:style-name="T8">turn</text:span></text:p>
            <text:p text:style-name="P32"><text:span text:style-name="T8"><text:tab/></text:span><text:span text:style-name="T8">board</text:span></text:p>
            <text:p text:style-name="P32"><text:span text:style-name="T8"><text:tab/></text:span><text:span text:style-name="T8">store</text:span></text:p>
            <text:p text:style-name="P32"><text:span text:style-name="T8"><text:tab/></text:span><text:span text:style-name="T8">blocked</text:span></text:p>
            <text:p text:style-name="P32"><text:span text:style-name="T8"><text:tab/></text:span><text:span text:style-name="T8">owner</text:span></text:p>
            <text:p text:style-name="P32"><text:span text:style-name="T8"><text:tab/></text:span><text:span text:style-name="T8">child</text:span></text:p>
            <text:p text:style-name="P32"><text:span text:style-name="T8"><text:tab/></text:span><text:span text:style-name="T8">mcount</text:span></text:p>
            <text:p text:style-name="P32"><text:span text:style-name="T8"/></text:p>
            <text:p text:style-name="P32"><text:span text:style-name="T8"><text:tab/></text:span><text:span text:style-name="T8"><text:tab/></text:span></text:p>
          </draw:text-box>
        </draw:frame>
        <draw:frame draw:style-name="gr33" draw:text-style-name="P34" draw:layer="layout" svg:width="13.017cm" svg:height="0.971cm" svg:x="7.667cm" svg:y="1cm">
          <draw:text-box>
            <text:p text:style-name="P25"><text:span text:style-name="T6">Allowables Decorators and Chain</text:span></text:p>
          </draw:text-box>
        </draw:frame>
        <draw:frame draw:style-name="gr70" draw:text-style-name="P35" draw:layer="layout" svg:width="3.232cm" svg:height="3.155cm" svg:x="5.388cm" svg:y="16.557cm">
          <draw:text-box>
            <text:p text:style-name="P32"><text:span text:style-name="T8">Parameters:</text:span></text:p>
            <text:p text:style-name="P32"><text:span text:style-name="T8"><text:tab/></text:span><text:span text:style-name="T8">min_move</text:span></text:p>
            <text:p text:style-name="P32"><text:span text:style-name="T8"><text:tab/></text:span><text:span text:style-name="T8">allow_rule</text:span></text:p>
            <text:p text:style-name="P32"><text:span text:style-name="T8"><text:tab/></text:span><text:span text:style-name="T8">mlength</text:span></text:p>
            <text:p text:style-name="P32"><text:span text:style-name="T8"><text:tab/></text:span><text:span text:style-name="T8">mustshare</text:span></text:p>
            <text:p text:style-name="P32"><text:span text:style-name="T8"><text:tab/></text:span><text:span text:style-name="T8">grandslam</text:span></text:p>
          </draw:text-box>
        </draw:frame>
        <draw:custom-shape draw:style-name="gr71" draw:text-style-name="P36" xml:id="id38" draw:id="id38" draw:layer="layout" svg:width="4.332cm" svg:height="0.734cm" svg:x="11.611cm" svg:y="4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6" xml:id="id39" draw:id="id39" draw:layer="layout" svg:width="4.332cm" svg:height="0.734cm" svg:x="11.611cm" svg:y="6.2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6" xml:id="id40" draw:id="id40" draw:layer="layout" svg:width="4.332cm" svg:height="0.734cm" svg:x="11.611cm" svg:y="7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7" xml:id="id43" draw:id="id43" draw:layer="layout" svg:width="3.642cm" svg:height="0.734cm" svg:x="1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OppOrEmptyEnd *</text:span></text:p>
          <draw:enhanced-geometry svg:viewBox="0 0 21600 21600" draw:type="rectangle" draw:enhanced-path="M 0 0 L 21600 0 21600 21600 0 21600 0 0 Z N"/>
        </draw:custom-shape>
        <draw:custom-shape draw:style-name="gr73" draw:text-style-name="P37" xml:id="id44" draw:id="id44" draw:layer="layout" svg:width="3.224cm" svg:height="0.734cm" svg:x="4.923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SingleToZero</text:span></text:p>
          <draw:enhanced-geometry svg:viewBox="0 0 21600 21600" draw:type="rectangle" draw:enhanced-path="M 0 0 L 21600 0 21600 21600 0 21600 0 0 Z N"/>
        </draw:custom-shape>
        <draw:custom-shape draw:style-name="gr74" draw:text-style-name="P37" xml:id="id45" draw:id="id45" draw:layer="layout" svg:width="3.225cm" svg:height="0.734cm" svg:x="8.637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OnlyIfAllN</text:span></text:p>
          <draw:enhanced-geometry svg:viewBox="0 0 21600 21600" draw:type="rectangle" draw:enhanced-path="M 0 0 L 21600 0 21600 21600 0 21600 0 0 Z N"/>
        </draw:custom-shape>
        <draw:connector draw:style-name="gr75" draw:text-style-name="P25" draw:layer="layout" svg:x1="13.777cm" svg:y1="5.561cm" svg:x2="13.777cm" svg:y2="6.231cm" draw:start-shape="id38" draw:start-glue-point="2" draw:end-shape="id39" draw:end-glue-point="0" svg:d="M13777 5561v670" svg:viewBox="0 0 1 671">
          <text:p/>
        </draw:connector>
        <draw:connector draw:style-name="gr75" draw:text-style-name="P25" draw:layer="layout" svg:x1="13.777cm" svg:y1="6.965cm" svg:x2="13.777cm" svg:y2="7.698cm" draw:start-shape="id39" draw:start-glue-point="2" draw:end-shape="id40" draw:end-glue-point="0" svg:d="M13777 6965v733" svg:viewBox="0 0 1 734">
          <text:p/>
        </draw:connector>
        <draw:custom-shape draw:style-name="gr76" draw:text-style-name="P39" draw:layer="layout" svg:width="4.62cm" svg:height="0.774cm" svg:x="2.412cm" svg:y="6.2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get_allowable_holes()</text:span></text:p>
          <draw:enhanced-geometry svg:viewBox="0 0 21600 21600" draw:type="rectangle" draw:enhanced-path="M 0 0 L 21600 0 21600 21600 0 21600 0 0 Z N"/>
        </draw:custom-shape>
        <draw:custom-shape draw:style-name="gr77" draw:text-style-name="P39" xml:id="id41" draw:id="id41" draw:layer="layout" svg:width="4.332cm" svg:height="0.734cm" svg:x="2.556cm" svg:y="3.8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78" draw:text-style-name="P39" xml:id="id42" draw:id="id42" draw:layer="layout" svg:width="4.62cm" svg:height="0.734cm" svg:x="2.412cm" svg:y="5.5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AllowableIf</text:span></text:p>
          <draw:enhanced-geometry svg:viewBox="0 0 21600 21600" draw:type="rectangle" draw:enhanced-path="M 0 0 L 21600 0 21600 21600 0 21600 0 0 Z N"/>
        </draw:custom-shape>
        <draw:custom-shape draw:style-name="gr79" draw:text-style-name="P39" xml:id="id50" draw:id="id50" draw:layer="layout" svg:width="4.332cm" svg:height="0.734cm" svg:x="8.937cm" svg:y="14.8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Allowable</text:span></text:p>
          <draw:enhanced-geometry svg:viewBox="0 0 21600 21600" draw:type="rectangle" draw:enhanced-path="M 0 0 L 21600 0 21600 21600 0 21600 0 0 Z N"/>
        </draw:custom-shape>
        <draw:custom-shape draw:style-name="gr80" draw:text-style-name="P39" xml:id="id49" draw:id="id49" draw:layer="layout" svg:width="4.332cm" svg:height="0.734cm" svg:x="14.017cm" svg:y="14.8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AllowableTriples</text:span></text:p>
          <draw:enhanced-geometry svg:viewBox="0 0 21600 21600" draw:type="rectangle" draw:enhanced-path="M 0 0 L 21600 0 21600 21600 0 21600 0 0 Z N"/>
        </draw:custom-shape>
        <draw:custom-shape draw:style-name="gr81" draw:text-style-name="P37" xml:id="id46" draw:id="id46" draw:layer="layout" svg:width="3.226cm" svg:height="0.734cm" svg:x="16.063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AllTwoRightmost</text:span></text:p>
          <draw:enhanced-geometry svg:viewBox="0 0 21600 21600" draw:type="rectangle" draw:enhanced-path="M 0 0 L 21600 0 21600 21600 0 21600 0 0 Z N"/>
        </draw:custom-shape>
        <draw:custom-shape draw:style-name="gr74" draw:text-style-name="P37" xml:id="id47" draw:id="id47" draw:layer="layout" svg:width="3.225cm" svg:height="0.734cm" svg:x="23.492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OnlyRightTwo</text:span></text:p>
          <draw:enhanced-geometry svg:viewBox="0 0 21600 21600" draw:type="rectangle" draw:enhanced-path="M 0 0 L 21600 0 21600 21600 0 21600 0 0 Z N"/>
        </draw:custom-shape>
        <draw:connector draw:style-name="gr37" draw:layer="layout" svg:x1="4.722cm" svg:y1="4.591cm" svg:x2="4.722cm" svg:y2="5.545cm" draw:start-shape="id41" draw:start-glue-point="2" draw:end-shape="id42" draw:end-glue-point="0" svg:d="M4722 4591v954" svg:viewBox="0 0 1 955">
          <text:p/>
        </draw:connector>
        <draw:connector draw:style-name="gr82" draw:text-style-name="P25" draw:layer="layout" draw:line-skew="0.331cm" svg:x1="13.777cm" svg:y1="8.432cm" svg:x2="2.821cm" svg:y2="10.685cm" draw:start-shape="id40" draw:start-glue-point="2" draw:end-shape="id43" draw:end-glue-point="0" svg:d="M13777 8432v1458h-10956v795" svg:viewBox="0 0 10957 2254">
          <text:p/>
        </draw:connector>
        <draw:connector draw:style-name="gr82" draw:text-style-name="P25" draw:layer="layout" draw:line-skew="0.331cm" svg:x1="13.777cm" svg:y1="8.432cm" svg:x2="6.535cm" svg:y2="10.685cm" draw:start-shape="id40" draw:start-glue-point="2" draw:end-shape="id44" draw:end-glue-point="0" svg:d="M13777 8432v1458h-7242v795" svg:viewBox="0 0 7243 2254">
          <text:p/>
        </draw:connector>
        <draw:connector draw:style-name="gr82" draw:text-style-name="P25" draw:layer="layout" draw:line-skew="0.331cm" svg:x1="13.777cm" svg:y1="8.432cm" svg:x2="10.249cm" svg:y2="10.685cm" draw:start-shape="id40" draw:start-glue-point="2" draw:end-shape="id45" draw:end-glue-point="0" svg:d="M13777 8432v1458h-3528v795" svg:viewBox="0 0 3529 2254">
          <text:p/>
        </draw:connector>
        <draw:connector draw:style-name="gr82" draw:text-style-name="P25" draw:layer="layout" draw:line-skew="0.331cm" svg:x1="13.777cm" svg:y1="8.432cm" svg:x2="17.676cm" svg:y2="10.685cm" draw:start-shape="id40" draw:start-glue-point="2" draw:end-shape="id46" draw:end-glue-point="0" svg:d="M13777 8432v1458h3899v795" svg:viewBox="0 0 3900 2254">
          <text:p/>
        </draw:connector>
        <draw:connector draw:style-name="gr82" draw:text-style-name="P25" draw:layer="layout" draw:line-skew="0.331cm" svg:x1="13.777cm" svg:y1="8.432cm" svg:x2="25.104cm" svg:y2="10.685cm" draw:start-shape="id40" draw:start-glue-point="2" draw:end-shape="id47" draw:end-glue-point="0" svg:d="M13777 8432v1458h11327v795" svg:viewBox="0 0 11328 2254">
          <text:p/>
        </draw:connector>
        <draw:custom-shape draw:style-name="gr73" draw:text-style-name="P37" xml:id="id53" draw:id="id53" draw:layer="layout" svg:width="3.224cm" svg:height="0.734cm" svg:x="12.391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SingleToZe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7" xml:id="id51" draw:id="id51" draw:layer="layout" svg:width="3.223cm" svg:height="0.734cm" svg:x="12.392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OnlyIfAllN</text:span></text:p>
          <draw:enhanced-geometry svg:viewBox="0 0 21600 21600" draw:type="rectangle" draw:enhanced-path="M 0 0 L 21600 0 21600 21600 0 21600 0 0 Z N"/>
        </draw:custom-shape>
        <draw:custom-shape draw:style-name="gr74" draw:text-style-name="P37" xml:id="id52" draw:id="id52" draw:layer="layout" svg:width="3.225cm" svg:height="0.734cm" svg:x="19.778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OnlyIfAllN</text:span></text:p>
          <draw:enhanced-geometry svg:viewBox="0 0 21600 21600" draw:type="rectangle" draw:enhanced-path="M 0 0 L 21600 0 21600 21600 0 21600 0 0 Z N"/>
        </draw:custom-shape>
        <draw:custom-shape draw:style-name="gr74" draw:text-style-name="P37" xml:id="id54" draw:id="id54" draw:layer="layout" svg:width="3.225cm" svg:height="0.734cm" svg:x="19.777cm" svg:y="12.0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OnlyRightTwo</text:span></text:p>
          <draw:enhanced-geometry svg:viewBox="0 0 21600 21600" draw:type="rectangle" draw:enhanced-path="M 0 0 L 21600 0 21600 21600 0 21600 0 0 Z N"/>
        </draw:custom-shape>
        <draw:connector draw:style-name="gr82" draw:text-style-name="P25" draw:layer="layout" svg:x1="13.859cm" svg:y1="13.3cm" svg:x2="16.183cm" svg:y2="14.852cm" draw:start-shape="id48" draw:start-glue-point="2" draw:end-shape="id49" draw:end-glue-point="0" svg:d="M13859 13300v776h2324v776" svg:viewBox="0 0 2325 1553">
          <text:p/>
        </draw:connector>
        <draw:connector draw:style-name="gr82" draw:text-style-name="P25" draw:layer="layout" svg:x1="13.859cm" svg:y1="13.3cm" svg:x2="11.103cm" svg:y2="14.852cm" draw:start-shape="id48" draw:start-glue-point="2" draw:end-shape="id50" draw:end-glue-point="0" svg:d="M13859 13300v776h-2756v776" svg:viewBox="0 0 2757 1553">
          <text:p/>
        </draw:connector>
        <draw:connector draw:style-name="gr82" draw:text-style-name="P25" draw:layer="layout" draw:line-skew="0.331cm" svg:x1="13.777cm" svg:y1="8.432cm" svg:x2="14.003cm" svg:y2="10.685cm" draw:start-shape="id40" draw:start-glue-point="2" draw:end-shape="id51" draw:end-glue-point="0" svg:d="M13777 8432v1458h226v795" svg:viewBox="0 0 227 2254">
          <text:p/>
        </draw:connector>
        <draw:connector draw:style-name="gr82" draw:text-style-name="P25" draw:layer="layout" draw:line-skew="0.331cm" svg:x1="13.777cm" svg:y1="8.432cm" svg:x2="21.39cm" svg:y2="10.685cm" draw:start-shape="id40" draw:start-glue-point="2" draw:end-shape="id52" draw:end-glue-point="0" svg:d="M13777 8432v1458h7613v795" svg:viewBox="0 0 7614 2254">
          <text:p/>
        </draw:connector>
        <draw:connector draw:style-name="gr82" draw:text-style-name="P25" draw:layer="layout" svg:x1="14.003cm" svg:y1="11.419cm" svg:x2="14.003cm" svg:y2="12.112cm" draw:start-shape="id51" draw:start-glue-point="2" draw:end-shape="id53" draw:end-glue-point="0" svg:d="M14003 11419v693" svg:viewBox="0 0 1 694">
          <text:p/>
        </draw:connector>
        <draw:connector draw:style-name="gr82" draw:text-style-name="P25" draw:layer="layout" svg:x1="21.39cm" svg:y1="11.419cm" svg:x2="21.389cm" svg:y2="12.095cm" draw:start-shape="id52" draw:start-glue-point="2" draw:end-shape="id54" draw:end-glue-point="0" svg:d="M21390 11419v338h-1v338" svg:viewBox="0 0 2 677">
          <text:p/>
        </draw:connector>
        <draw:frame draw:style-name="gr84" draw:text-style-name="P33" draw:layer="layout" svg:width="7.937cm" svg:height="2.861cm" svg:x="15.287cm" svg:y="17.265cm">
          <draw:text-box>
            <text:p text:style-name="P32"><text:span text:style-name="T8">Notes:</text:span></text:p>
            <text:p text:style-name="P32"><text:span text:style-name="T8">Some allow rule decos are shown more than once for clarity.</text:span></text:p>
            <text:p text:style-name="P32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85" draw:text-style-name="P17" draw:layer="layout" svg:width="3.798cm" svg:height="0.734cm" svg:x="20.062cm" svg:y="6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Optional dec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33" draw:layer="layout" svg:width="7.721cm" svg:height="3.484cm" svg:x="18.361cm" svg:y="2.913cm">
          <draw:text-box>
            <text:list text:style-name="L3">
              <text:list-item>
                <text:p text:style-name="P32"><text:span text:style-name="T8">One path down the deco chain is used.</text:span></text:p>
              </text:list-item>
              <text:list-item>
                <text:p text:style-name="P32"><text:span text:style-name="T8">Intersecting arrows are decision points.</text:span></text:p>
              </text:list-item>
              <text:list-item>
                <text:p text:style-name="P40"><text:span text:style-name="T8">Shown in </text:span><text:span text:style-name="T14">call order</text:span><text:span text:style-name="T8"> from start dot (constructed in reverse order). Calls down the deco chain maybe at any point in a deco’s processing.</text:span></text:p>
              </text:list-item>
              <text:list-item>
                <text:p text:style-name="P40"><text:span text:style-name="T8">All paths shown might not be possible (see ginfo_rules).</text:span></text:p>
              </text:list-item>
            </text:list>
          </draw:text-box>
        </draw:frame>
        <draw:custom-shape draw:style-name="gr87" draw:text-style-name="P25" xml:id="id55" draw:id="id55" draw:layer="layout" svg:width="0.317cm" svg:height="0.318cm" svg:x="13.6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25" draw:layer="layout" svg:x1="13.759cm" svg:y1="3.857cm" svg:x2="13.777cm" svg:y2="4.827cm" draw:start-shape="id55" draw:start-glue-point="8" draw:end-shape="id38" draw:end-glue-point="0" svg:d="M13759 3857v477h18v493" svg:viewBox="0 0 19 971">
          <text:p/>
        </draw:connector>
      </draw:page>
      <draw:page draw:name="page6" draw:style-name="dp1" draw:master-page-name="Default">
        <draw:custom-shape draw:style-name="gr88" draw:text-style-name="P39" xml:id="id62" draw:id="id62" draw:layer="layout" svg:width="4.332cm" svg:height="0.734cm" svg:x="8.112cm" svg:y="4.9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SowMethodIf</text:span></text:p>
          <draw:enhanced-geometry svg:viewBox="0 0 21600 21600" draw:type="rectangle" draw:enhanced-path="M 0 0 L 21600 0 21600 21600 0 21600 0 0 Z N"/>
        </draw:custom-shape>
        <draw:custom-shape draw:style-name="gr89" draw:text-style-name="P39" xml:id="id56" draw:id="id56" draw:layer="layout" svg:width="4.332cm" svg:height="0.991cm" svg:x="8.112cm" svg:y="5.6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get_single_sower()</text:span></text:p>
          <text:p text:style-name="P38"><text:span text:style-name="T13">sow_seeds(mdata)</text:span></text:p>
          <draw:enhanced-geometry svg:viewBox="0 0 21600 21600" draw:type="rectangle" draw:enhanced-path="M 0 0 L 21600 0 21600 21600 0 21600 0 0 Z N"/>
        </draw:custom-shape>
        <draw:custom-shape draw:style-name="gr90" draw:text-style-name="P39" xml:id="id58" draw:id="id58" draw:layer="layout" svg:width="4.332cm" svg:height="0.734cm" svg:x="10.616cm" svg:y="8.2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MLapSowerIf</text:span></text:p>
          <draw:enhanced-geometry svg:viewBox="0 0 21600 21600" draw:type="rectangle" draw:enhanced-path="M 0 0 L 21600 0 21600 21600 0 21600 0 0 Z N"/>
        </draw:custom-shape>
        <draw:custom-shape draw:style-name="gr91" draw:text-style-name="P39" xml:id="id59" draw:id="id59" draw:layer="layout" svg:width="4.62cm" svg:height="0.734cm" svg:x="17.334cm" svg:y="9.2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LapContinuerIf</text:span></text:p>
          <draw:enhanced-geometry svg:viewBox="0 0 21600 21600" draw:type="rectangle" draw:enhanced-path="M 0 0 L 21600 0 21600 21600 0 21600 0 0 Z N"/>
        </draw:custom-shape>
        <draw:custom-shape draw:style-name="gr92" draw:text-style-name="P39" draw:layer="layout" svg:width="4.62cm" svg:height="0.774cm" svg:x="17.335cm" svg:y="9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o_another_lap(mdata)</text:span></text:p>
          <draw:enhanced-geometry svg:viewBox="0 0 21600 21600" draw:type="rectangle" draw:enhanced-path="M 0 0 L 21600 0 21600 21600 0 21600 0 0 Z N"/>
        </draw:custom-shape>
        <draw:custom-shape draw:style-name="gr93" draw:text-style-name="P39" xml:id="id60" draw:id="id60" draw:layer="layout" svg:width="4.62cm" svg:height="0.733cm" svg:x="17.334cm" svg:y="11.3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MLapEndOpIf</text:span></text:p>
          <draw:enhanced-geometry svg:viewBox="0 0 21600 21600" draw:type="rectangle" draw:enhanced-path="M 0 0 L 21600 0 21600 21600 0 21600 0 0 Z N"/>
        </draw:custom-shape>
        <draw:custom-shape draw:style-name="gr94" draw:text-style-name="P39" draw:layer="layout" svg:width="4.62cm" svg:height="0.775cm" svg:x="17.335cm" svg:y="12.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o_op(mdata)</text:span></text:p>
          <draw:enhanced-geometry svg:viewBox="0 0 21600 21600" draw:type="rectangle" draw:enhanced-path="M 0 0 L 21600 0 21600 21600 0 21600 0 0 Z N"/>
        </draw:custom-shape>
        <draw:custom-shape draw:style-name="gr95" draw:text-style-name="P39" xml:id="id57" draw:id="id57" draw:layer="layout" svg:width="4.62cm" svg:height="0.734cm" svg:x="5.128cm" svg:y="8.2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SowPrescribedIf</text:span></text:p>
          <draw:enhanced-geometry svg:viewBox="0 0 21600 21600" draw:type="rectangle" draw:enhanced-path="M 0 0 L 21600 0 21600 21600 0 21600 0 0 Z N"/>
        </draw:custom-shape>
        <draw:custom-shape draw:style-name="gr96" draw:text-style-name="P39" draw:layer="layout" svg:width="4.62cm" svg:height="0.774cm" svg:x="5.129cm" svg:y="8.9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o_prescribed(mdata)</text:span></text:p>
          <draw:enhanced-geometry svg:viewBox="0 0 21600 21600" draw:type="rectangle" draw:enhanced-path="M 0 0 L 21600 0 21600 21600 0 21600 0 0 Z N"/>
        </draw:custom-shape>
        <draw:connector draw:style-name="gr37" draw:text-style-name="P41" draw:layer="layout" svg:x1="10.278cm" svg:y1="6.653cm" svg:x2="7.438cm" svg:y2="8.202cm" draw:start-shape="id56" draw:start-glue-point="2" draw:end-shape="id57" draw:end-glue-point="0" svg:d="M10278 6653v774h-2840v775" svg:viewBox="0 0 2841 1550">
          <text:p/>
        </draw:connector>
        <draw:connector draw:style-name="gr37" draw:text-style-name="P41" draw:layer="layout" svg:x1="10.278cm" svg:y1="6.653cm" svg:x2="12.782cm" svg:y2="8.202cm" draw:start-shape="id56" draw:start-glue-point="2" draw:end-shape="id58" draw:end-glue-point="0" svg:d="M10278 6653v774h2504v775" svg:viewBox="0 0 2505 1550">
          <text:p/>
        </draw:connector>
        <draw:connector draw:style-name="gr36" draw:text-style-name="P41" draw:layer="layout" svg:x1="14.948cm" svg:y1="8.325cm" svg:x2="17.334cm" svg:y2="9.631cm" draw:start-shape="id58" draw:start-glue-point="9" draw:end-shape="id59" draw:end-glue-point="3" svg:d="M14948 8325h1193v1306h1193" svg:viewBox="0 0 2387 1307">
          <text:p/>
        </draw:connector>
        <draw:connector draw:style-name="gr36" draw:layer="layout" draw:line-skew="-0.536cm" svg:x1="14.948cm" svg:y1="8.813cm" svg:x2="17.334cm" svg:y2="11.723cm" draw:start-shape="id58" draw:start-glue-point="8" draw:end-shape="id60" draw:end-glue-point="3" svg:d="M14948 8813h657v2910h1729" svg:viewBox="0 0 2387 2911">
          <text:p/>
        </draw:connector>
        <draw:frame draw:style-name="gr69" draw:text-style-name="P33" draw:layer="layout" svg:width="3.493cm" svg:height="4.043cm" svg:x="1.952cm" svg:y="12.767cm">
          <draw:text-box>
            <text:p text:style-name="P32"><text:span text:style-name="T8">State <text:s/>variables:</text:span></text:p>
            <text:p text:style-name="P32"><text:span text:style-name="T8"><text:tab/></text:span><text:span text:style-name="T8">Reads</text:span></text:p>
            <text:p text:style-name="P32"><text:span text:style-name="T8"><text:tab/></text:span><text:span text:style-name="T8"><text:tab/></text:span><text:span text:style-name="T8">inhibitor</text:span></text:p>
            <text:p text:style-name="P32"><text:span text:style-name="T8"><text:tab/></text:span><text:span text:style-name="T8"><text:tab/></text:span><text:span text:style-name="T8">turn</text:span></text:p>
            <text:p text:style-name="P32"><text:span text:style-name="T8"><text:tab/></text:span><text:span text:style-name="T8"><text:tab/></text:span><text:span text:style-name="T8">child</text:span></text:p>
            <text:p text:style-name="P32"><text:span text:style-name="T8"><text:tab/></text:span><text:span text:style-name="T8"><text:tab/></text:span><text:span text:style-name="T8">mcount</text:span></text:p>
            <text:p text:style-name="P32"><text:span text:style-name="T8"><text:tab/></text:span><text:span text:style-name="T8">Changes</text:span></text:p>
            <text:p text:style-name="P32"><text:span text:style-name="T8"><text:tab/></text:span><text:span text:style-name="T8"><text:tab/></text:span><text:span text:style-name="T8">board</text:span></text:p>
            <text:p text:style-name="P32"><text:span text:style-name="T8"><text:tab/></text:span><text:span text:style-name="T8"><text:tab/></text:span><text:span text:style-name="T8">store</text:span></text:p>
            <text:p text:style-name="P32"><text:span text:style-name="T8"><text:tab/></text:span><text:span text:style-name="T8"><text:tab/></text:span><text:span text:style-name="T8">blocked</text:span></text:p>
          </draw:text-box>
        </draw:frame>
        <draw:frame draw:style-name="gr54" draw:text-style-name="P34" draw:layer="layout" svg:width="8.89cm" svg:height="1.27cm" svg:x="9.255cm" svg:y="1cm">
          <draw:text-box>
            <text:p text:style-name="P25"><text:span text:style-name="T6">Sower Decorators</text:span></text:p>
          </draw:text-box>
        </draw:frame>
        <draw:frame draw:style-name="gr97" draw:text-style-name="P35" draw:layer="layout" svg:width="3.232cm" svg:height="6.013cm" svg:x="6.023cm" svg:y="12.767cm">
          <draw:text-box>
            <text:p text:style-name="P32"><text:span text:style-name="T8">Parameters:</text:span></text:p>
            <text:p text:style-name="P32"><text:span text:style-name="T8"><text:tab/></text:span><text:span text:style-name="T8">capt_max</text:span></text:p>
            <text:p text:style-name="P32"><text:span text:style-name="T8"><text:tab/></text:span><text:span text:style-name="T8">capt_min</text:span></text:p>
            <text:p text:style-name="P32"><text:span text:style-name="T8"><text:tab/></text:span><text:span text:style-name="T8">capt_on</text:span></text:p>
            <text:p text:style-name="P32"><text:span text:style-name="T8"><text:tab/></text:span><text:span text:style-name="T8">child_type</text:span></text:p>
            <text:p text:style-name="P32"><text:span text:style-name="T8"><text:tab/></text:span><text:span text:style-name="T8">crosscapt</text:span></text:p>
            <text:p text:style-name="P32"><text:span text:style-name="T8"><text:tab/></text:span><text:span text:style-name="T8">evens</text:span></text:p>
            <text:p text:style-name="P32"><text:span text:style-name="T8"><text:tab/></text:span><text:span text:style-name="T8">goal</text:span></text:p>
            <text:p text:style-name="P32"><text:span text:style-name="T8"><text:tab/></text:span><text:span text:style-name="T8">gparam_one</text:span></text:p>
            <text:p text:style-name="P32"><text:span text:style-name="T8"><text:tab/></text:span><text:span text:style-name="T8">mlaps</text:span></text:p>
            <text:p text:style-name="P32"><text:span text:style-name="T8"><text:tab/></text:span><text:span text:style-name="T8">prescribed</text:span></text:p>
            <text:p text:style-name="P32"><text:span text:style-name="T8"><text:tab/></text:span><text:span text:style-name="T8">sow_direct</text:span></text:p>
            <text:p text:style-name="P32"><text:span text:style-name="T8"><text:tab/></text:span><text:span text:style-name="T8">sow_own_store</text:span></text:p>
            <text:p text:style-name="P32"><text:span text:style-name="T8"><text:tab/></text:span><text:span text:style-name="T8">sow_rule</text:span></text:p>
            <text:p text:style-name="P32"><text:span text:style-name="T8"><text:tab/></text:span><text:span text:style-name="T8">visit_opp</text:span></text:p>
          </draw:text-box>
        </draw:frame>
        <draw:custom-shape draw:style-name="gr98" draw:text-style-name="P43" xml:id="id65" draw:id="id65" draw:layer="layout" svg:width="4.762cm" svg:height="0.953cm" svg:x="14.018cm" svg:y="17.688cm">
          <text:p text:style-name="P42"><text:span text:style-name="T12">Base Sower(s) – single lap sower</text:span></text:p>
          <draw:enhanced-geometry svg:viewBox="0 0 21600 21600" draw:type="rectangle" draw:enhanced-path="M 0 0 L 21600 0 21600 21600 0 21600 0 0 Z N"/>
        </draw:custom-shape>
        <draw:custom-shape draw:style-name="gr99" draw:text-style-name="P17" xml:id="id64" draw:id="id64" draw:layer="layout" svg:width="4.762cm" svg:height="0.817cm" svg:x="14.018cm" svg:y="16.363cm">
          <text:p text:style-name="P17">SowMlapSeeds</text:p>
          <draw:enhanced-geometry svg:viewBox="0 0 21600 21600" draw:type="rectangle" draw:enhanced-path="M 0 0 L 21600 0 21600 21600 0 21600 0 0 Z N"/>
        </draw:custom-shape>
        <draw:custom-shape draw:style-name="gr99" draw:text-style-name="P17" xml:id="id63" draw:id="id63" draw:layer="layout" svg:width="4.762cm" svg:height="0.817cm" svg:x="14.018cm" svg:y="14.97cm">
          <text:p text:style-name="P17">Prescribed Sow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39" xml:id="id61" draw:id="id61" draw:layer="layout" svg:width="4.332cm" svg:height="0.734cm" svg:x="12.712cm" svg:y="2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onnector draw:style-name="gr37" draw:layer="layout" draw:line-skew="-0.209cm" svg:x1="14.878cm" svg:y1="3.639cm" svg:x2="10.278cm" svg:y2="4.928cm" draw:start-shape="id61" draw:start-glue-point="2" draw:end-shape="id62" draw:end-glue-point="0" svg:d="M14878 3639v436h-4600v853" svg:viewBox="0 0 4601 1290">
          <text:p/>
        </draw:connector>
        <draw:connector draw:style-name="gr37" draw:layer="layout" draw:line-skew="-2.377cm" svg:x1="14.878cm" svg:y1="3.639cm" svg:x2="19.644cm" svg:y2="9.264cm" draw:start-shape="id61" draw:start-glue-point="2" draw:end-shape="id59" draw:end-glue-point="0" svg:d="M14878 3639v436h4766v5189" svg:viewBox="0 0 4767 5626">
          <text:p/>
        </draw:connector>
        <draw:connector draw:style-name="gr75" draw:text-style-name="P25" draw:layer="layout" svg:x1="16.399cm" svg:y1="15.787cm" svg:x2="16.399cm" svg:y2="16.363cm" draw:start-shape="id63" draw:start-glue-point="2" draw:end-shape="id64" draw:end-glue-point="0" svg:d="M16399 15787v576" svg:viewBox="0 0 1 577">
          <text:p/>
        </draw:connector>
        <draw:connector draw:style-name="gr75" draw:text-style-name="P25" draw:layer="layout" svg:x1="16.399cm" svg:y1="17.18cm" svg:x2="16.399cm" svg:y2="17.688cm" draw:start-shape="id64" draw:start-glue-point="2" draw:end-shape="id65" draw:end-glue-point="0" svg:d="M16399 17180v508" svg:viewBox="0 0 1 509">
          <text:p/>
        </draw:connector>
        <draw:custom-shape draw:style-name="gr87" draw:text-style-name="P25" xml:id="id66" draw:id="id66" draw:layer="layout" svg:width="0.317cm" svg:height="0.318cm" svg:x="16.24cm" svg:y="14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25" draw:layer="layout" svg:x1="16.399cm" svg:y1="14.447cm" svg:x2="16.4cm" svg:y2="14.97cm" draw:start-shape="id66" draw:start-glue-point="8" svg:d="M16399 14447v513h1v10" svg:viewBox="0 0 2 524">
          <text:p/>
        </draw:connector>
      </draw:page>
      <draw:page draw:name="page7" draw:style-name="dp1" draw:master-page-name="Default">
        <draw:custom-shape draw:style-name="gr99" draw:text-style-name="P17" xml:id="id71" draw:id="id71" draw:layer="layout" svg:width="4.62cm" svg:height="0.733cm" svg:x="15.334cm" svg:y="11.0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1" draw:text-style-name="P34" draw:layer="layout" svg:width="12.065cm" svg:height="1.839cm" svg:x="7.985cm" svg:y="1cm">
          <draw:text-box>
            <text:p text:style-name="P25"><text:span text:style-name="T6">Lapper Continuer Deco Chain </text:span></text:p>
          </draw:text-box>
        </draw:frame>
        <draw:custom-shape draw:style-name="gr99" draw:text-style-name="P17" xml:id="id67" draw:id="id67" draw:layer="layout" svg:width="4.332cm" svg:height="0.734cm" svg:x="10.842cm" svg:y="4.9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7" xml:id="id68" draw:id="id68" draw:layer="layout" svg:width="4.332cm" svg:height="0.734cm" svg:x="10.842cm" svg:y="6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7" xml:id="id69" draw:id="id69" draw:layer="layout" svg:width="4.332cm" svg:height="0.734cm" svg:x="10.842cm" svg:y="8.3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44" xml:id="id70" draw:id="id70" draw:layer="layout" svg:width="4.332cm" svg:height="0.734cm" svg:x="4.24cm" svg:y="11.0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NextLapCont</text:p>
          <draw:enhanced-geometry svg:viewBox="0 0 21600 21600" draw:type="rectangle" draw:enhanced-path="M 0 0 L 21600 0 21600 21600 0 21600 0 0 Z N"/>
        </draw:custom-shape>
        <draw:custom-shape draw:style-name="gr103" draw:text-style-name="P39" xml:id="id72" draw:id="id72" draw:layer="layout" svg:width="4.332cm" svg:height="0.734cm" svg:x="15.478cm" svg:y="12.8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StopSingleSeeds</text:span></text:p>
          <draw:enhanced-geometry svg:viewBox="0 0 21600 21600" draw:type="rectangle" draw:enhanced-path="M 0 0 L 21600 0 21600 21600 0 21600 0 0 Z N"/>
        </draw:custom-shape>
        <draw:custom-shape draw:style-name="gr104" draw:text-style-name="P39" xml:id="id74" draw:id="id74" draw:layer="layout" svg:width="4.332cm" svg:height="0.734cm" svg:x="10.629cm" svg:y="15.2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ChildLapCont</text:span></text:p>
          <draw:enhanced-geometry svg:viewBox="0 0 21600 21600" draw:type="rectangle" draw:enhanced-path="M 0 0 L 21600 0 21600 21600 0 21600 0 0 Z N"/>
        </draw:custom-shape>
        <draw:custom-shape draw:style-name="gr105" draw:text-style-name="P39" xml:id="id73" draw:id="id73" draw:layer="layout" svg:width="4.332cm" svg:height="0.734cm" svg:x="15.505cm" svg:y="15.2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iverBlckdLapper</text:span></text:p>
          <draw:enhanced-geometry svg:viewBox="0 0 21600 21600" draw:type="rectangle" draw:enhanced-path="M 0 0 L 21600 0 21600 21600 0 21600 0 0 Z N"/>
        </draw:custom-shape>
        <draw:custom-shape draw:style-name="gr106" draw:text-style-name="P39" xml:id="id75" draw:id="id75" draw:layer="layout" svg:width="4.332cm" svg:height="0.734cm" svg:x="20.585cm" svg:y="15.2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LapContinue</text:span></text:p>
          <draw:enhanced-geometry svg:viewBox="0 0 21600 21600" draw:type="rectangle" draw:enhanced-path="M 0 0 L 21600 0 21600 21600 0 21600 0 0 Z N"/>
        </draw:custom-shape>
        <draw:connector draw:style-name="gr75" draw:text-style-name="P25" draw:layer="layout" svg:x1="13.008cm" svg:y1="5.697cm" svg:x2="13.008cm" svg:y2="6.667cm" draw:start-shape="id67" draw:start-glue-point="2" draw:end-shape="id68" draw:end-glue-point="0" svg:d="M13008 5697v970" svg:viewBox="0 0 1 971">
          <text:p/>
        </draw:connector>
        <draw:connector draw:style-name="gr75" draw:text-style-name="P25" draw:layer="layout" svg:x1="13.008cm" svg:y1="7.401cm" svg:x2="13.008cm" svg:y2="8.334cm" draw:start-shape="id68" draw:start-glue-point="2" draw:end-shape="id69" draw:end-glue-point="0" svg:d="M13008 7401v933" svg:viewBox="0 0 1 934">
          <text:p/>
        </draw:connector>
        <draw:connector draw:style-name="gr75" draw:text-style-name="P25" draw:layer="layout" draw:line-skew="0.177cm" svg:x1="13.008cm" svg:y1="9.068cm" svg:x2="6.406cm" svg:y2="11.017cm" draw:start-shape="id69" draw:start-glue-point="2" draw:end-shape="id70" draw:end-glue-point="0" svg:d="M13008 9068v1152h-6602v797" svg:viewBox="0 0 6603 1950">
          <text:p/>
        </draw:connector>
        <draw:connector draw:style-name="gr82" draw:text-style-name="P25" draw:layer="layout" draw:line-skew="0.177cm" svg:x1="13.008cm" svg:y1="9.068cm" svg:x2="17.644cm" svg:y2="11.018cm" draw:start-shape="id69" draw:start-glue-point="2" draw:end-shape="id71" draw:end-glue-point="0" svg:d="M13008 9068v1152h4636v798" svg:viewBox="0 0 4637 1951">
          <text:p/>
        </draw:connector>
        <draw:connector draw:style-name="gr82" draw:text-style-name="P25" draw:layer="layout" svg:x1="17.644cm" svg:y1="11.751cm" svg:x2="17.644cm" svg:y2="12.878cm" draw:start-shape="id71" draw:start-glue-point="2" draw:end-shape="id72" draw:end-glue-point="0" svg:d="M17644 11751v1127" svg:viewBox="0 0 1 1128">
          <text:p/>
        </draw:connector>
        <draw:connector draw:style-name="gr82" draw:text-style-name="P25" draw:layer="layout" svg:x1="17.644cm" svg:y1="13.612cm" svg:x2="17.671cm" svg:y2="15.283cm" draw:start-shape="id72" draw:start-glue-point="2" draw:end-shape="id73" draw:end-glue-point="0" svg:d="M17644 13612v836h27v835" svg:viewBox="0 0 28 1672">
          <text:p/>
        </draw:connector>
        <draw:connector draw:style-name="gr82" draw:text-style-name="P25" draw:layer="layout" svg:x1="17.644cm" svg:y1="13.612cm" svg:x2="12.795cm" svg:y2="15.283cm" draw:start-shape="id72" draw:start-glue-point="2" draw:end-shape="id74" draw:end-glue-point="0" svg:d="M17644 13612v836h-4849v835" svg:viewBox="0 0 4850 1672">
          <text:p/>
        </draw:connector>
        <draw:connector draw:style-name="gr82" draw:text-style-name="P25" draw:layer="layout" svg:x1="17.644cm" svg:y1="13.612cm" svg:x2="22.751cm" svg:y2="15.283cm" draw:start-shape="id72" draw:start-glue-point="2" draw:end-shape="id75" draw:end-glue-point="0" svg:d="M17644 13612v836h5107v835" svg:viewBox="0 0 5108 1672">
          <text:p/>
        </draw:connector>
        <draw:custom-shape draw:style-name="gr87" draw:text-style-name="P25" xml:id="id76" draw:id="id76" draw:layer="layout" svg:width="0.317cm" svg:height="0.318cm" svg:x="12.848cm" svg:y="3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25" draw:layer="layout" svg:x1="13.007cm" svg:y1="4.14cm" svg:x2="13.008cm" svg:y2="4.963cm" draw:start-shape="id76" draw:start-glue-point="8" draw:end-shape="id67" draw:end-glue-point="0" svg:d="M13007 4140v404h1v419" svg:viewBox="0 0 2 824">
          <text:p/>
        </draw:connector>
      </draw:page>
      <draw:page draw:name="page8" draw:style-name="dp1" draw:master-page-name="Default">
        <draw:frame draw:style-name="gr33" draw:text-style-name="P34" draw:layer="layout" svg:width="7.938cm" svg:height="0.971cm" svg:x="9.572cm" svg:y="1cm">
          <draw:text-box>
            <text:p text:style-name="P25"><text:span text:style-name="T6">Captuer Decorators </text:span></text:p>
          </draw:text-box>
        </draw:frame>
        <draw:frame draw:style-name="gr107" draw:text-style-name="P45" draw:layer="layout" svg:width="4.223cm" svg:height="4.127cm" svg:x="2.27cm" svg:y="6.774cm">
          <draw:text-box>
            <text:p><text:span text:style-name="T12">State variables</text:span></text:p>
            <text:p><text:span text:style-name="T12"><text:tab/></text:span><text:span text:style-name="T12">Reads</text:span></text:p>
            <text:p><text:span text:style-name="T12"><text:tab/></text:span><text:span text:style-name="T12"><text:tab/></text:span><text:span text:style-name="T12">inhibitor</text:span></text:p>
            <text:p><text:span text:style-name="T12"><text:tab/></text:span><text:span text:style-name="T12"><text:tab/></text:span><text:span text:style-name="T12">starter</text:span></text:p>
            <text:p><text:span text:style-name="T12"><text:tab/></text:span><text:span text:style-name="T12"><text:tab/></text:span><text:span text:style-name="T12">turn</text:span></text:p>
            <text:p><text:span text:style-name="T12"><text:tab/></text:span><text:span text:style-name="T12">Changes</text:span></text:p>
            <text:p><text:span text:style-name="T12"><text:tab/></text:span><text:span text:style-name="T12"><text:tab/></text:span><text:span text:style-name="T12">board</text:span></text:p>
            <text:p><text:span text:style-name="T12"><text:tab/></text:span><text:span text:style-name="T12"><text:tab/></text:span><text:span text:style-name="T12">child</text:span></text:p>
            <text:p><text:span text:style-name="T12"><text:tab/></text:span><text:span text:style-name="T12"><text:tab/></text:span><text:span text:style-name="T12">store</text:span></text:p>
          </draw:text-box>
        </draw:frame>
        <draw:frame draw:style-name="gr108" draw:text-style-name="P45" draw:layer="layout" svg:width="4.926cm" svg:height="9.466cm" svg:x="7.032cm" svg:y="6.774cm">
          <draw:text-box>
            <text:p><text:span text:style-name="T12">Parameters:</text:span></text:p>
            <text:p><text:span text:style-name="T12"><text:tab/></text:span><text:span text:style-name="T12">capsamedir</text:span></text:p>
            <text:p><text:span text:style-name="T12"><text:tab/></text:span><text:span text:style-name="T12">capt_max</text:span></text:p>
            <text:p><text:span text:style-name="T12"><text:tab/></text:span><text:span text:style-name="T12">capt_min</text:span></text:p>
            <text:p><text:span text:style-name="T12"><text:tab/></text:span><text:span text:style-name="T12">capt_next</text:span></text:p>
            <text:p><text:span text:style-name="T12"><text:tab/></text:span><text:span text:style-name="T12">capt_on</text:span></text:p>
            <text:p><text:span text:style-name="T12"><text:tab/></text:span><text:span text:style-name="T12">capt_rturn</text:span></text:p>
            <text:p><text:span text:style-name="T12"><text:tab/></text:span><text:span text:style-name="T12">capttwoout</text:span></text:p>
            <text:p><text:span text:style-name="T12"><text:tab/></text:span><text:span text:style-name="T12">child_cvt</text:span></text:p>
            <text:p><text:span text:style-name="T12"><text:tab/></text:span><text:span text:style-name="T12">child_type</text:span></text:p>
            <text:p><text:span text:style-name="T12"><text:tab/></text:span><text:span text:style-name="T12">crosscapt</text:span></text:p>
            <text:p><text:span text:style-name="T12"><text:tab/></text:span><text:span text:style-name="T12">evens</text:span></text:p>
            <text:p><text:span text:style-name="T12"><text:tab/></text:span><text:span text:style-name="T12">grandslam</text:span></text:p>
            <text:p><text:span text:style-name="T12"><text:tab/></text:span><text:span text:style-name="T12">mlaps</text:span></text:p>
            <text:p><text:span text:style-name="T12"><text:tab/></text:span><text:span text:style-name="T12">multicapt</text:span></text:p>
            <text:p><text:span text:style-name="T12"><text:tab/></text:span><text:span text:style-name="T12">nocaptfirst</text:span></text:p>
            <text:p><text:span text:style-name="T12"><text:tab/></text:span><text:span text:style-name="T12">nosinglecapt</text:span></text:p>
            <text:p><text:span text:style-name="T12"><text:tab/></text:span><text:span text:style-name="T12">oppsidecapt</text:span></text:p>
            <text:p><text:span text:style-name="T12"><text:tab/></text:span><text:span text:style-name="T12">pickextra</text:span></text:p>
            <text:p><text:span text:style-name="T12"><text:tab/></text:span><text:span text:style-name="T12">prescribed</text:span></text:p>
            <text:p><text:span text:style-name="T12"><text:tab/></text:span><text:span text:style-name="T12">round_fill</text:span></text:p>
            <text:p><text:span text:style-name="T12"><text:tab/></text:span><text:span text:style-name="T12">xc_sown</text:span></text:p>
            <text:p><text:span text:style-name="T12"><text:tab/></text:span><text:span text:style-name="T12">xcpickown</text:span></text:p>
          </draw:text-box>
        </draw:frame>
        <draw:custom-shape draw:style-name="gr109" draw:text-style-name="P39" draw:layer="layout" svg:width="4.62cm" svg:height="0.774cm" svg:x="16.557cm" svg:y="9.1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o_captures(mdata)</text:span></text:p>
          <draw:enhanced-geometry svg:viewBox="0 0 21600 21600" draw:type="rectangle" draw:enhanced-path="M 0 0 L 21600 0 21600 21600 0 21600 0 0 Z N"/>
        </draw:custom-shape>
        <draw:custom-shape draw:style-name="gr110" draw:text-style-name="P39" xml:id="id77" draw:id="id77" draw:layer="layout" svg:width="4.332cm" svg:height="0.734cm" svg:x="16.701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11" draw:text-style-name="P39" xml:id="id78" draw:id="id78" draw:layer="layout" svg:width="4.62cm" svg:height="0.734cm" svg:x="16.557cm" svg:y="8.4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CaptMethodIf</text:span></text:p>
          <draw:enhanced-geometry svg:viewBox="0 0 21600 21600" draw:type="rectangle" draw:enhanced-path="M 0 0 L 21600 0 21600 21600 0 21600 0 0 Z N"/>
        </draw:custom-shape>
        <draw:connector draw:style-name="gr37" draw:layer="layout" svg:x1="18.867cm" svg:y1="7.449cm" svg:x2="18.867cm" svg:y2="8.403cm" draw:start-shape="id77" draw:start-glue-point="2" draw:end-shape="id78" draw:end-glue-point="0" svg:d="M18867 7449v954" svg:viewBox="0 0 1 955">
          <text:p/>
        </draw:connector>
      </draw:page>
      <draw:page draw:name="page9" draw:style-name="dp1" draw:master-page-name="Default">
        <draw:custom-shape draw:style-name="gr112" xml:id="id105" draw:id="id105" draw:layer="layout" svg:width="25.94cm" svg:height="5.968cm" svg:x="1cm" svg:y="13.38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1" xml:id="id83" draw:id="id83" draw:layer="layout" svg:width="25.902cm" svg:height="2.17cm" svg:x="1.038cm" svg:y="8.221cm">
          <text:p text:style-name="P31">Picker</text:p>
          <draw:enhanced-geometry svg:viewBox="0 0 21600 21600" draw:type="rectangle" draw:enhanced-path="M 0 0 L 21600 0 21600 21600 0 21600 0 0 Z N"/>
        </draw:custom-shape>
        <draw:custom-shape draw:style-name="gr114" draw:text-style-name="P31" xml:id="id93" draw:id="id93" draw:layer="layout" svg:width="25.902cm" svg:height="1.993cm" svg:x="1cm" svg:y="10.842cm">
          <text:p text:style-name="P31">Child</text:p>
          <draw:enhanced-geometry svg:viewBox="0 0 21600 21600" draw:type="rectangle" draw:enhanced-path="M 0 0 L 21600 0 21600 21600 0 21600 0 0 Z N"/>
        </draw:custom-shape>
        <draw:custom-shape draw:style-name="gr115" draw:text-style-name="P31" xml:id="id107" draw:id="id107" draw:layer="layout" svg:width="25.902cm" svg:height="2.593cm" svg:x="1cm" svg:y="5.292cm">
          <text:p text:style-name="P31">Grandslam</text:p>
          <draw:enhanced-geometry svg:viewBox="0 0 21600 21600" draw:type="rectangle" draw:enhanced-path="M 0 0 L 21600 0 21600 21600 0 21600 0 0 Z N"/>
        </draw:custom-shape>
        <draw:custom-shape draw:style-name="gr116" draw:text-style-name="P44" xml:id="id109" draw:id="id109" draw:layer="layout" svg:width="4.226cm" svg:height="0.733cm" svg:x="10.267cm" svg:y="9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4" draw:layer="layout" svg:width="7.938cm" svg:height="0.971cm" svg:x="1cm" svg:y="1cm">
          <draw:text-box>
            <text:p text:style-name="P25"><text:span text:style-name="T6">Captuer Deco Chain </text:span></text:p>
          </draw:text-box>
        </draw:frame>
        <draw:custom-shape draw:style-name="gr71" draw:text-style-name="P17" xml:id="id79" draw:id="id79" draw:layer="layout" svg:width="4.332cm" svg:height="0.734cm" svg:x="12.042cm" svg:y="1.5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7" xml:id="id80" draw:id="id80" draw:layer="layout" svg:width="4.332cm" svg:height="0.734cm" svg:x="12.042cm" svg:y="2.7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7" xml:id="id81" draw:id="id81" draw:layer="layout" svg:width="4.332cm" svg:height="0.734cm" svg:x="12.042cm" svg:y="4.0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NoSingleSe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44" xml:id="id108" draw:id="id108" draw:layer="layout" svg:width="3.962cm" svg:height="0.734cm" svg:x="4.678cm" svg:y="9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PickCross</text:p>
          <draw:enhanced-geometry svg:viewBox="0 0 21600 21600" draw:type="rectangle" draw:enhanced-path="M 0 0 L 21600 0 21600 21600 0 21600 0 0 Z N"/>
        </draw:custom-shape>
        <draw:connector draw:style-name="gr75" draw:text-style-name="P25" draw:layer="layout" svg:x1="14.208cm" svg:y1="2.297cm" svg:x2="14.208cm" svg:y2="2.767cm" draw:start-shape="id79" draw:start-glue-point="2" draw:end-shape="id80" draw:end-glue-point="0" svg:d="M14208 2297v470" svg:viewBox="0 0 1 471">
          <text:p/>
        </draw:connector>
        <draw:connector draw:style-name="gr75" draw:text-style-name="P25" draw:layer="layout" svg:x1="14.208cm" svg:y1="3.501cm" svg:x2="14.208cm" svg:y2="4.034cm" draw:start-shape="id80" draw:start-glue-point="2" draw:end-shape="id81" draw:end-glue-point="0" svg:d="M14208 3501v533" svg:viewBox="0 0 1 534">
          <text:p/>
        </draw:connector>
        <draw:custom-shape draw:style-name="gr116" draw:text-style-name="P44" xml:id="id110" draw:id="id110" draw:layer="layout" svg:width="4.226cm" svg:height="0.733cm" svg:x="15.944cm" svg:y="9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4" xml:id="id85" draw:id="id85" draw:layer="layout" svg:width="4.164cm" svg:height="0.733cm" svg:x="6.249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44" xml:id="id84" draw:id="id84" draw:layer="layout" svg:width="3.904cm" svg:height="0.734cm" svg:x="1.673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MakeChild</text:p>
          <draw:enhanced-geometry svg:viewBox="0 0 21600 21600" draw:type="rectangle" draw:enhanced-path="M 0 0 L 21600 0 21600 21600 0 21600 0 0 Z N"/>
        </draw:custom-shape>
        <draw:custom-shape draw:style-name="gr120" draw:text-style-name="P44" xml:id="id86" draw:id="id86" draw:layer="layout" svg:width="4.163cm" svg:height="0.733cm" svg:x="10.957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4" xml:id="id87" draw:id="id87" draw:layer="layout" svg:width="4.164cm" svg:height="0.733cm" svg:x="15.663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MakeWeg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4" xml:id="id88" draw:id="id88" draw:layer="layout" svg:width="4.164cm" svg:height="0.733cm" svg:x="20.369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ureToWald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4" xml:id="id92" draw:id="id92" draw:layer="layout" svg:width="3.825cm" svg:height="0.733cm" svg:x="5.127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44" xml:id="id89" draw:id="id89" draw:layer="layout" svg:width="4.415cm" svg:height="0.733cm" svg:x="21.851cm" svg:y="5.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4" xml:id="id90" draw:id="id90" draw:layer="layout" svg:width="3.825cm" svg:height="0.733cm" svg:x="16.168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4" xml:id="id91" draw:id="id91" draw:layer="layout" svg:width="3.825cm" svg:height="0.733cm" svg:x="10.207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GSKee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44" xml:id="id94" draw:id="id94" draw:layer="layout" svg:width="3.657cm" svg:height="0.688cm" svg:x="5.18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44" xml:id="id95" draw:id="id95" draw:layer="layout" svg:width="3.428cm" svg:height="0.689cm" svg:x="1.125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Single</text:p>
          <draw:enhanced-geometry svg:viewBox="0 0 21600 21600" draw:type="rectangle" draw:enhanced-path="M 0 0 L 21600 0 21600 21600 0 21600 0 0 Z N"/>
        </draw:custom-shape>
        <draw:custom-shape draw:style-name="gr125" draw:text-style-name="P44" xml:id="id96" draw:id="id96" draw:layer="layout" svg:width="3.658cm" svg:height="0.688cm" svg:x="9.369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44" xml:id="id97" draw:id="id97" draw:layer="layout" svg:width="3.656cm" svg:height="0.688cm" svg:x="13.436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44" xml:id="id103" draw:id="id103" draw:layer="layout" svg:width="3.894cm" svg:height="0.733cm" svg:x="20.389cm" svg:y="18.1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7" xml:id="id99" draw:id="id99" draw:layer="layout" svg:width="3.658cm" svg:height="0.688cm" svg:x="5.179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7" xml:id="id100" draw:id="id100" draw:layer="layout" svg:width="3.656cm" svg:height="0.688cm" svg:x="13.436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Multi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7" xml:id="id101" draw:id="id101" draw:layer="layout" svg:width="3.894cm" svg:height="0.733cm" svg:x="20.389cm" svg:y="15.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ContinueX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7" xml:id="id98" draw:id="id98" draw:layer="layout" svg:width="3.894cm" svg:height="0.733cm" svg:x="20.389cm" svg:y="14.2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7" xml:id="id104" draw:id="id104" draw:layer="layout" svg:width="3.894cm" svg:height="0.733cm" svg:x="22.83cm" svg:y="16.8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7" xml:id="id102" draw:id="id102" draw:layer="layout" svg:width="4.763cm" svg:height="0.733cm" svg:x="17.75cm" svg:y="16.8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44" xml:id="id106" draw:id="id106" draw:layer="layout" svg:width="3.895cm" svg:height="0.733cm" svg:x="12.023cm" svg:y="19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5" xml:id="id82" draw:id="id82" draw:layer="layout" svg:width="0.317cm" svg:height="0.318cm" svg:x="14.05cm" svg:y="0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25" draw:layer="layout" svg:x1="14.209cm" svg:y1="1cm" svg:x2="14.208cm" svg:y2="1.563cm" draw:start-shape="id82" draw:start-glue-point="8" draw:end-shape="id79" draw:end-glue-point="0" svg:d="M14209 1000v274h-1v289" svg:viewBox="0 0 2 564">
          <text:p/>
        </draw:connector>
        <draw:frame draw:style-name="gr132" draw:text-style-name="P46" draw:layer="layout" svg:width="6.35cm" svg:height="3.175cm" svg:x="19.415cm" svg:y="1.317cm">
          <draw:text-box>
            <text:p><text:span text:style-name="T12">Notes:</text:span></text:p>
            <text:list text:style-name="L1">
              <text:list-item>
                <text:p><text:span text:style-name="T12">Not all paths are allowed: see ginfo_rules.</text:span></text:p>
              </text:list-item>
              <text:list-item>
                <text:p><text:span text:style-name="T12">Child and Grand Slam decos cannot occur together.</text:span></text:p>
              </text:list-item>
            </text:list>
          </draw:text-box>
        </draw:frame>
        <draw:connector draw:style-name="gr75" draw:text-style-name="P25" draw:layer="layout" svg:x1="13.989cm" svg:y1="10.391cm" svg:x2="3.625cm" svg:y2="11.778cm" draw:start-shape="id83" draw:start-glue-point="2" draw:end-shape="id84" draw:end-glue-point="0" svg:d="M13989 10391v694h-10364v693" svg:viewBox="0 0 10365 1388">
          <text:p/>
        </draw:connector>
        <draw:connector draw:style-name="gr75" draw:text-style-name="P25" draw:layer="layout" svg:x1="13.989cm" svg:y1="10.391cm" svg:x2="8.331cm" svg:y2="11.778cm" draw:start-shape="id83" draw:start-glue-point="2" draw:end-shape="id85" draw:end-glue-point="0" svg:d="M13989 10391v693h-5658v694" svg:viewBox="0 0 5659 1388">
          <text:p/>
        </draw:connector>
        <draw:connector draw:style-name="gr75" draw:text-style-name="P25" draw:layer="layout" svg:x1="13.989cm" svg:y1="10.391cm" svg:x2="13.038cm" svg:y2="11.778cm" draw:start-shape="id83" draw:start-glue-point="2" draw:end-shape="id86" draw:end-glue-point="0" svg:d="M13989 10391v693h-951v694" svg:viewBox="0 0 952 1388">
          <text:p/>
        </draw:connector>
        <draw:connector draw:style-name="gr75" draw:text-style-name="P25" draw:layer="layout" svg:x1="13.989cm" svg:y1="10.391cm" svg:x2="17.745cm" svg:y2="11.778cm" draw:start-shape="id83" draw:start-glue-point="2" draw:end-shape="id87" draw:end-glue-point="0" svg:d="M13989 10391v693h3756v694" svg:viewBox="0 0 3757 1388">
          <text:p/>
        </draw:connector>
        <draw:connector draw:style-name="gr75" draw:text-style-name="P25" draw:layer="layout" svg:x1="13.989cm" svg:y1="10.391cm" svg:x2="22.451cm" svg:y2="11.778cm" draw:start-shape="id83" draw:start-glue-point="2" draw:end-shape="id88" draw:end-glue-point="0" svg:d="M13989 10391v693h8462v694" svg:viewBox="0 0 8463 1388">
          <text:p/>
        </draw:connector>
        <draw:connector draw:style-name="gr37" draw:layer="layout" svg:x1="24.058cm" svg:y1="6.243cm" svg:x2="19.227cm" svg:y2="6.715cm" draw:start-shape="id89" draw:start-glue-point="2" draw:end-shape="id90" draw:end-glue-point="4" svg:d="M24058 6243v623h-3084v-670h-1747v519" svg:viewBox="0 0 4832 671">
          <text:p/>
        </draw:connector>
        <draw:connector draw:style-name="gr37" draw:layer="layout" draw:line-skew="0cm 3.008cm" svg:x1="24.058cm" svg:y1="6.243cm" svg:x2="13.266cm" svg:y2="6.715cm" draw:start-shape="id89" draw:start-glue-point="2" draw:end-shape="id91" draw:end-glue-point="4" svg:d="M24058 6243v623h-3056v-670h-7736v519" svg:viewBox="0 0 10793 671">
          <text:p/>
        </draw:connector>
        <draw:connector draw:style-name="gr37" draw:layer="layout" draw:line-skew="0cm 5.491cm" svg:x1="24.058cm" svg:y1="6.243cm" svg:x2="8.186cm" svg:y2="6.715cm" draw:start-shape="id89" draw:start-glue-point="2" draw:end-shape="id92" draw:end-glue-point="4" svg:d="M24058 6243v623h-3113v-670h-12759v519" svg:viewBox="0 0 15873 671">
          <text:p/>
        </draw:connector>
        <draw:connector draw:style-name="gr75" draw:text-style-name="P25" draw:layer="layout" draw:line-skew="-0.061cm" svg:x1="13.951cm" svg:y1="12.835cm" svg:x2="7.008cm" svg:y2="14.687cm" draw:start-shape="id93" draw:start-glue-point="2" draw:end-shape="id94" svg:d="M13951 12835v865h-6943v987" svg:viewBox="0 0 6944 1853">
          <text:p/>
        </draw:connector>
        <draw:connector draw:style-name="gr75" draw:text-style-name="P25" draw:layer="layout" draw:line-skew="-0.746cm" svg:x1="13.951cm" svg:y1="12.835cm" svg:x2="2.839cm" svg:y2="16.057cm" draw:start-shape="id93" draw:start-glue-point="2" draw:end-shape="id95" draw:end-glue-point="0" svg:d="M13951 12835v864h-11112v2358" svg:viewBox="0 0 11113 3223">
          <text:p/>
        </draw:connector>
        <draw:connector draw:style-name="gr75" draw:text-style-name="P25" draw:layer="layout" draw:line-skew="-0.746cm" svg:x1="13.951cm" svg:y1="12.835cm" svg:x2="11.198cm" svg:y2="16.057cm" draw:start-shape="id93" draw:start-glue-point="2" draw:end-shape="id96" draw:end-glue-point="0" svg:d="M13951 12835v865h-2753v2357" svg:viewBox="0 0 2754 3223">
          <text:p/>
        </draw:connector>
        <draw:connector draw:style-name="gr75" draw:text-style-name="P25" draw:layer="layout" draw:line-skew="-0.061cm" svg:x1="13.951cm" svg:y1="12.835cm" svg:x2="15.264cm" svg:y2="14.687cm" draw:start-shape="id93" draw:start-glue-point="2" draw:end-shape="id97" draw:end-glue-point="0" svg:d="M13951 12835v865h1313v987" svg:viewBox="0 0 1314 1853">
          <text:p/>
        </draw:connector>
        <draw:connector draw:style-name="gr75" draw:text-style-name="P25" draw:layer="layout" draw:line-skew="0.159cm" svg:x1="13.951cm" svg:y1="12.835cm" svg:x2="22.336cm" svg:y2="14.248cm" draw:start-shape="id93" draw:start-glue-point="2" draw:end-shape="id98" draw:end-glue-point="0" svg:d="M13951 12835v865h8385v548" svg:viewBox="0 0 8386 1414">
          <text:p/>
        </draw:connector>
        <draw:connector draw:style-name="gr75" draw:text-style-name="P25" draw:layer="layout" svg:x1="7.008cm" svg:y1="15.375cm" svg:x2="7.008cm" svg:y2="16.057cm" draw:start-shape="id94" draw:start-glue-point="2" draw:end-shape="id99" draw:end-glue-point="0" svg:d="M7008 15375v682" svg:viewBox="0 0 1 683">
          <text:p/>
        </draw:connector>
        <draw:connector draw:style-name="gr75" draw:text-style-name="P25" draw:layer="layout" svg:x1="15.264cm" svg:y1="15.375cm" svg:x2="15.264cm" svg:y2="16.057cm" draw:start-shape="id97" draw:start-glue-point="2" draw:end-shape="id100" draw:end-glue-point="0" svg:d="M15264 15375v682" svg:viewBox="0 0 1 683">
          <text:p/>
        </draw:connector>
        <draw:connector draw:style-name="gr75" draw:text-style-name="P25" draw:layer="layout" svg:x1="22.336cm" svg:y1="14.981cm" svg:x2="22.336cm" svg:y2="15.42cm" draw:start-shape="id98" draw:start-glue-point="2" draw:end-shape="id101" draw:end-glue-point="0" svg:d="M22336 14981v439" svg:viewBox="0 0 1 440">
          <text:p/>
        </draw:connector>
        <draw:connector draw:style-name="gr75" draw:text-style-name="P25" draw:layer="layout" svg:x1="20.131cm" svg:y1="17.539cm" svg:x2="22.336cm" svg:y2="18.195cm" draw:start-shape="id102" draw:start-glue-point="2" draw:end-shape="id103" draw:end-glue-point="0" svg:d="M20131 17539v380h2205v276" svg:viewBox="0 0 2206 657">
          <text:p/>
        </draw:connector>
        <draw:connector draw:style-name="gr75" draw:text-style-name="P25" draw:layer="layout" svg:x1="24.777cm" svg:y1="17.539cm" svg:x2="22.336cm" svg:y2="18.195cm" draw:start-shape="id104" draw:start-glue-point="2" draw:end-shape="id103" draw:end-glue-point="0" svg:d="M24777 17539v380h-2441v276" svg:viewBox="0 0 2442 657">
          <text:p/>
        </draw:connector>
        <draw:connector draw:style-name="gr75" draw:text-style-name="P25" draw:layer="layout" svg:x1="22.336cm" svg:y1="16.153cm" svg:x2="20.131cm" svg:y2="16.806cm" draw:start-shape="id101" draw:start-glue-point="2" draw:end-shape="id102" draw:end-glue-point="0" svg:d="M22336 16153v379h-2205v274" svg:viewBox="0 0 2206 654">
          <text:p/>
        </draw:connector>
        <draw:connector draw:style-name="gr75" draw:text-style-name="P25" draw:layer="layout" svg:x1="22.336cm" svg:y1="16.153cm" svg:x2="24.777cm" svg:y2="16.806cm" draw:start-shape="id101" draw:start-glue-point="2" draw:end-shape="id104" draw:end-glue-point="0" svg:d="M22336 16153v379h2441v274" svg:viewBox="0 0 2442 654">
          <text:p/>
        </draw:connector>
        <draw:connector draw:style-name="gr75" draw:text-style-name="P25" draw:layer="layout" svg:x1="13.97cm" svg:y1="19.35cm" svg:x2="13.97cm" svg:y2="19.987cm" draw:start-shape="id105" draw:start-glue-point="2" draw:end-shape="id106" draw:end-glue-point="0" svg:d="M13970 19350v637" svg:viewBox="0 0 1 638">
          <text:p/>
        </draw:connector>
        <draw:connector draw:style-name="gr75" draw:text-style-name="P25" draw:layer="layout" svg:x1="14.208cm" svg:y1="4.768cm" svg:x2="7.039cm" svg:y2="6.715cm" draw:start-shape="id81" draw:start-glue-point="2" draw:end-shape="id92" draw:end-glue-point="0" svg:d="M14208 4768v973h-7169v974" svg:viewBox="0 0 7170 1948">
          <text:p/>
        </draw:connector>
        <draw:connector draw:style-name="gr75" draw:text-style-name="P25" draw:layer="layout" draw:line-skew="-0.434cm" svg:x1="18.08cm" svg:y1="6.715cm" svg:x2="12.119cm" svg:y2="6.715cm" draw:start-shape="id90" draw:start-glue-point="0" draw:end-shape="id91" draw:end-glue-point="0" svg:d="M18080 6715v-953h-5961v953" svg:viewBox="0 0 5962 954">
          <text:p/>
        </draw:connector>
        <draw:connector draw:style-name="gr75" draw:text-style-name="P25" draw:layer="layout" svg:x1="13.951cm" svg:y1="7.885cm" svg:x2="6.659cm" svg:y2="9.023cm" draw:start-shape="id107" draw:start-glue-point="2" draw:end-shape="id108" draw:end-glue-point="0" svg:d="M13951 7885v569h-7292v569" svg:viewBox="0 0 7293 1139">
          <text:p/>
        </draw:connector>
        <draw:connector draw:style-name="gr75" draw:text-style-name="P25" draw:layer="layout" svg:x1="13.951cm" svg:y1="7.885cm" svg:x2="12.38cm" svg:y2="9.08cm" draw:start-shape="id107" draw:start-glue-point="2" draw:end-shape="id109" draw:end-glue-point="0" svg:d="M13951 7885v597h-1571v598" svg:viewBox="0 0 1572 1196">
          <text:p/>
        </draw:connector>
        <draw:connector draw:style-name="gr75" draw:text-style-name="P25" draw:layer="layout" svg:x1="13.951cm" svg:y1="7.885cm" svg:x2="18.057cm" svg:y2="9.08cm" draw:start-shape="id107" draw:start-glue-point="2" draw:end-shape="id110" draw:end-glue-point="0" svg:d="M13951 7885v597h4106v598" svg:viewBox="0 0 4107 1196">
          <text:p/>
        </draw:connector>
      </draw:page>
      <draw:page draw:name="page10" draw:style-name="dp1" draw:master-page-name="Default">
        <draw:frame draw:style-name="gr54" draw:text-style-name="P34" draw:layer="layout" svg:width="12.065cm" svg:height="1.27cm" svg:x="7.985cm" svg:y="1cm">
          <draw:text-box>
            <text:p text:style-name="P25"><text:span text:style-name="T6">MakeChild Decorator and Chain </text:span></text:p>
          </draw:text-box>
        </draw:frame>
        <draw:custom-shape draw:style-name="gr133" draw:text-style-name="P44" xml:id="id118" draw:id="id118" draw:layer="layout" svg:width="4.127cm" svg:height="0.734cm" svg:x="14.163cm" svg:y="9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17" xml:id="id111" draw:id="id111" draw:layer="layout" svg:width="4.168cm" svg:height="0.734cm" svg:x="14.142cm" svg:y="12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OppSideChild</text:p>
          <draw:enhanced-geometry svg:viewBox="0 0 21600 21600" draw:type="rectangle" draw:enhanced-path="M 0 0 L 21600 0 21600 21600 0 21600 0 0 Z N"/>
        </draw:custom-shape>
        <draw:custom-shape draw:style-name="gr135" draw:text-style-name="P39" xml:id="id117" draw:id="id117" draw:layer="layout" svg:width="4.332cm" svg:height="0.734cm" svg:x="2.548cm" svg:y="9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NoChild</text:span></text:p>
          <draw:enhanced-geometry svg:viewBox="0 0 21600 21600" draw:type="rectangle" draw:enhanced-path="M 0 0 L 21600 0 21600 21600 0 21600 0 0 Z N"/>
        </draw:custom-shape>
        <draw:custom-shape draw:style-name="gr99" draw:text-style-name="P17" xml:id="id112" draw:id="id112" draw:layer="layout" svg:width="4.332cm" svg:height="0.734cm" svg:x="6.828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BullChild</text:p>
          <draw:enhanced-geometry svg:viewBox="0 0 21600 21600" draw:type="rectangle" draw:enhanced-path="M 0 0 L 21600 0 21600 21600 0 21600 0 0 Z N"/>
        </draw:custom-shape>
        <draw:custom-shape draw:style-name="gr99" draw:text-style-name="P17" xml:id="id113" draw:id="id113" draw:layer="layout" svg:width="4.332cm" svg:height="0.734cm" svg:x="11.795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WegChild</text:p>
          <draw:enhanced-geometry svg:viewBox="0 0 21600 21600" draw:type="rectangle" draw:enhanced-path="M 0 0 L 21600 0 21600 21600 0 21600 0 0 Z N"/>
        </draw:custom-shape>
        <draw:connector draw:style-name="gr82" draw:text-style-name="P25" draw:layer="layout" svg:x1="16.226cm" svg:y1="13.336cm" svg:x2="8.994cm" svg:y2="15.573cm" draw:start-shape="id111" draw:start-glue-point="2" draw:end-shape="id112" draw:end-glue-point="0" svg:d="M16226 13336v1119h-7232v1118" svg:viewBox="0 0 7233 2238">
          <text:p/>
        </draw:connector>
        <draw:connector draw:style-name="gr82" draw:text-style-name="P25" draw:layer="layout" svg:x1="16.226cm" svg:y1="13.336cm" svg:x2="13.961cm" svg:y2="15.573cm" draw:start-shape="id111" draw:start-glue-point="2" draw:end-shape="id113" draw:end-glue-point="0" svg:d="M16226 13336v1119h-2265v1118" svg:viewBox="0 0 2266 2238">
          <text:p/>
        </draw:connector>
        <draw:custom-shape draw:style-name="gr99" draw:text-style-name="P17" xml:id="id114" draw:id="id114" draw:layer="layout" svg:width="4.332cm" svg:height="0.734cm" svg:x="16.558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OneChild</text:p>
          <draw:enhanced-geometry svg:viewBox="0 0 21600 21600" draw:type="rectangle" draw:enhanced-path="M 0 0 L 21600 0 21600 21600 0 21600 0 0 Z N"/>
        </draw:custom-shape>
        <draw:custom-shape draw:style-name="gr99" draw:text-style-name="P17" xml:id="id115" draw:id="id115" draw:layer="layout" svg:width="4.332cm" svg:height="0.734cm" svg:x="21.433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QurChild</text:p>
          <draw:enhanced-geometry svg:viewBox="0 0 21600 21600" draw:type="rectangle" draw:enhanced-path="M 0 0 L 21600 0 21600 21600 0 21600 0 0 Z N"/>
        </draw:custom-shape>
        <draw:custom-shape draw:style-name="gr136" draw:text-style-name="P39" xml:id="id120" draw:id="id120" draw:layer="layout" svg:width="4.332cm" svg:height="0.734cm" svg:x="13.978cm" svg:y="18.4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Base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17" xml:id="id119" draw:id="id119" draw:layer="layout" svg:width="4.127cm" svg:height="0.733cm" svg:x="14.163cm" svg:y="10.9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NotWith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5" draw:text-style-name="P25" draw:layer="layout" svg:x1="16.226cm" svg:y1="13.336cm" svg:x2="18.724cm" svg:y2="15.573cm" draw:start-shape="id111" draw:start-glue-point="2" draw:end-shape="id114" draw:end-glue-point="0" svg:d="M16226 13336v1119h2498v1118" svg:viewBox="0 0 2499 2238">
          <text:p/>
        </draw:connector>
        <draw:connector draw:style-name="gr75" draw:text-style-name="P25" draw:layer="layout" svg:x1="16.226cm" svg:y1="13.336cm" svg:x2="23.599cm" svg:y2="15.573cm" draw:start-shape="id111" draw:start-glue-point="2" draw:end-shape="id115" draw:end-glue-point="0" svg:d="M16226 13336v1119h7373v1118" svg:viewBox="0 0 7374 2238">
          <text:p/>
        </draw:connector>
        <draw:custom-shape draw:style-name="gr87" draw:text-style-name="P25" xml:id="id116" draw:id="id116" draw:layer="layout" svg:width="0.317cm" svg:height="0.318cm" svg:x="10.373cm" svg:y="7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25" draw:layer="layout" svg:x1="10.532cm" svg:y1="7.621cm" svg:x2="4.714cm" svg:y2="9.208cm" draw:start-shape="id116" draw:start-glue-point="8" draw:end-shape="id117" draw:end-glue-point="0" svg:d="M10532 7621v786h-5818v801" svg:viewBox="0 0 5819 1588">
          <text:p/>
        </draw:connector>
        <draw:connector draw:style-name="gr75" draw:text-style-name="P25" draw:layer="layout" svg:x1="10.532cm" svg:y1="7.621cm" svg:x2="16.226cm" svg:y2="9.208cm" draw:start-shape="id116" draw:start-glue-point="8" draw:end-shape="id118" draw:end-glue-point="0" svg:d="M10532 7621v786h5694v801" svg:viewBox="0 0 5695 1588">
          <text:p/>
        </draw:connector>
        <draw:connector draw:style-name="gr75" draw:text-style-name="P25" draw:layer="layout" svg:x1="16.226cm" svg:y1="11.729cm" svg:x2="16.226cm" svg:y2="12.602cm" draw:start-shape="id119" draw:start-glue-point="2" draw:end-shape="id111" draw:end-glue-point="0" svg:d="M16226 11729v873" svg:viewBox="0 0 1 874">
          <text:p/>
        </draw:connector>
        <draw:connector draw:style-name="gr75" draw:text-style-name="P25" draw:layer="layout" svg:x1="16.226cm" svg:y1="9.942cm" svg:x2="16.226cm" svg:y2="10.996cm" draw:start-shape="id118" draw:start-glue-point="2" draw:end-shape="id119" draw:end-glue-point="0" svg:d="M16226 9942v1054" svg:viewBox="0 0 1 1055">
          <text:p/>
        </draw:connector>
        <draw:connector draw:style-name="gr75" draw:text-style-name="P25" draw:layer="layout" svg:x1="8.994cm" svg:y1="16.307cm" svg:x2="16.144cm" svg:y2="18.416cm" draw:start-shape="id112" draw:start-glue-point="2" draw:end-shape="id120" draw:end-glue-point="0" svg:d="M8994 16307v1055h7150v1054" svg:viewBox="0 0 7151 2110">
          <text:p/>
        </draw:connector>
        <draw:connector draw:style-name="gr75" draw:text-style-name="P25" draw:layer="layout" svg:x1="13.961cm" svg:y1="16.307cm" svg:x2="16.144cm" svg:y2="18.416cm" draw:start-shape="id113" draw:start-glue-point="2" draw:end-shape="id120" draw:end-glue-point="0" svg:d="M13961 16307v1055h2183v1054" svg:viewBox="0 0 2184 2110">
          <text:p/>
        </draw:connector>
        <draw:connector draw:style-name="gr75" draw:text-style-name="P25" draw:layer="layout" svg:x1="18.724cm" svg:y1="16.307cm" svg:x2="16.144cm" svg:y2="18.416cm" draw:start-shape="id114" draw:start-glue-point="2" draw:end-shape="id120" draw:end-glue-point="0" svg:d="M18724 16307v1055h-2580v1054" svg:viewBox="0 0 2581 2110">
          <text:p/>
        </draw:connector>
        <draw:connector draw:style-name="gr75" draw:text-style-name="P25" draw:layer="layout" svg:x1="23.599cm" svg:y1="16.307cm" svg:x2="16.144cm" svg:y2="18.416cm" draw:start-shape="id115" draw:start-glue-point="2" draw:end-shape="id120" draw:end-glue-point="0" svg:d="M23599 16307v1055h-7455v1054" svg:viewBox="0 0 7456 2110">
          <text:p/>
        </draw:connector>
        <draw:custom-shape draw:style-name="gr138" draw:text-style-name="P39" draw:layer="layout" svg:width="4.62cm" svg:height="0.774cm" svg:x="18.462cm" svg:y="5.9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test(mdata)</text:span></text:p>
          <draw:enhanced-geometry svg:viewBox="0 0 21600 21600" draw:type="rectangle" draw:enhanced-path="M 0 0 L 21600 0 21600 21600 0 21600 0 0 Z N"/>
        </draw:custom-shape>
        <draw:custom-shape draw:style-name="gr139" draw:text-style-name="P39" xml:id="id121" draw:id="id121" draw:layer="layout" svg:width="4.332cm" svg:height="0.734cm" svg:x="18.606cm" svg:y="3.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40" draw:text-style-name="P39" xml:id="id122" draw:id="id122" draw:layer="layout" svg:width="4.62cm" svg:height="0.734cm" svg:x="18.462cm" svg:y="5.2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MakeChildIf</text:span></text:p>
          <draw:enhanced-geometry svg:viewBox="0 0 21600 21600" draw:type="rectangle" draw:enhanced-path="M 0 0 L 21600 0 21600 21600 0 21600 0 0 Z N"/>
        </draw:custom-shape>
        <draw:connector draw:style-name="gr37" draw:layer="layout" svg:x1="20.772cm" svg:y1="4.274cm" svg:x2="20.772cm" svg:y2="5.228cm" draw:start-shape="id121" draw:start-glue-point="2" draw:end-shape="id122" draw:end-glue-point="0" svg:d="M20772 4274v954" svg:viewBox="0 0 1 955">
          <text:p/>
        </draw:connector>
        <draw:frame draw:style-name="gr141" draw:text-style-name="P33" draw:layer="layout" svg:width="3.493cm" svg:height="2.54cm" svg:x="2.269cm" svg:y="3.857cm">
          <draw:text-box>
            <text:p text:style-name="P32"><text:span text:style-name="T8">State <text:s/>variables read:</text:span></text:p>
            <text:p text:style-name="P32"><text:span text:style-name="T8"><text:tab/></text:span><text:span text:style-name="T8">board</text:span></text:p>
            <text:p text:style-name="P32"><text:span text:style-name="T8"><text:tab/></text:span><text:span text:style-name="T8">child</text:span></text:p>
            <text:p text:style-name="P32"><text:span text:style-name="T8"><text:tab/></text:span><text:span text:style-name="T8">inhibitor</text:span></text:p>
            <text:p text:style-name="P32"><text:span text:style-name="T8"><text:tab/></text:span><text:span text:style-name="T8">owner</text:span></text:p>
            <text:p text:style-name="P32"><text:span text:style-name="T8"><text:tab/></text:span><text:span text:style-name="T8">turn</text:span></text:p>
          </draw:text-box>
        </draw:frame>
        <draw:frame draw:style-name="gr142" draw:text-style-name="P35" draw:layer="layout" svg:width="3.232cm" svg:height="2.223cm" svg:x="6.34cm" svg:y="3.857cm">
          <draw:text-box>
            <text:p text:style-name="P32"><text:span text:style-name="T8">Parameters:</text:span></text:p>
            <text:p text:style-name="P32"><text:span text:style-name="T8"><text:tab/></text:span><text:span text:style-name="T8">child_cvt</text:span></text:p>
            <text:p text:style-name="P32"><text:span text:style-name="T8"><text:tab/></text:span><text:span text:style-name="T8">child_rule</text:span></text:p>
            <text:p text:style-name="P32"><text:span text:style-name="T8"><text:tab/></text:span><text:span text:style-name="T8">child_type</text:span></text:p>
            <text:p text:style-name="P32"><text:span text:style-name="T8"/></text:p>
          </draw:text-box>
        </draw:frame>
      </draw:page>
      <draw:page draw:name="page11" draw:style-name="dp1" draw:master-page-name="Default">
        <draw:frame draw:style-name="gr69" draw:text-style-name="P33" draw:layer="layout" svg:width="3.493cm" svg:height="4.043cm" svg:x="2.212cm" svg:y="10.842cm">
          <draw:text-box>
            <text:p text:style-name="P32"><text:span text:style-name="T8">State <text:s/>variables:</text:span></text:p>
            <text:p text:style-name="P32"><text:span text:style-name="T8"><text:tab/></text:span><text:span text:style-name="T8">Reads:</text:span></text:p>
            <text:p text:style-name="P32"><text:span text:style-name="T8"><text:tab/></text:span><text:span text:style-name="T8"><text:tab/></text:span><text:span text:style-name="T8">child</text:span></text:p>
            <text:p text:style-name="P32"><text:span text:style-name="T8"><text:tab/></text:span><text:span text:style-name="T8"><text:tab/></text:span><text:span text:style-name="T8">owner</text:span></text:p>
            <text:p text:style-name="P32"><text:span text:style-name="T8"><text:tab/></text:span><text:span text:style-name="T8"><text:tab/></text:span><text:span text:style-name="T8">turn</text:span></text:p>
            <text:p text:style-name="P32"><text:span text:style-name="T8"><text:tab/></text:span><text:span text:style-name="T8">Changes:</text:span></text:p>
            <text:p text:style-name="P32"><text:span text:style-name="T8"><text:tab/></text:span><text:span text:style-name="T8"><text:tab/></text:span><text:span text:style-name="T8">board</text:span></text:p>
            <text:p text:style-name="P32"><text:span text:style-name="T8"><text:tab/></text:span><text:span text:style-name="T8"><text:tab/></text:span><text:span text:style-name="T8">store</text:span></text:p>
            <text:p text:style-name="P32"><text:span text:style-name="T8"><text:tab/></text:span><text:span text:style-name="T8"><text:tab/></text:span></text:p>
          </draw:text-box>
        </draw:frame>
        <draw:frame draw:style-name="gr101" draw:text-style-name="P34" draw:layer="layout" svg:width="14.605cm" svg:height="1.839cm" svg:x="6.397cm" svg:y="1cm">
          <draw:text-box>
            <text:p text:style-name="P25"><text:span text:style-name="T6">Ender &amp; Quiter Decorators and Chains</text:span></text:p>
          </draw:text-box>
        </draw:frame>
        <draw:frame draw:style-name="gr143" draw:text-style-name="P35" draw:layer="layout" svg:width="3.232cm" svg:height="7.983cm" svg:x="6.34cm" svg:y="10.842cm">
          <draw:text-box>
            <text:p text:style-name="P32"><text:span text:style-name="T8">Parameters:</text:span></text:p>
            <text:p text:style-name="P32"><text:span text:style-name="T8"><text:tab/></text:span><text:span text:style-name="T8">capt_min</text:span><text:span text:style-name="T8"><text:tab/></text:span></text:p>
            <text:p text:style-name="P32"><text:span text:style-name="T8"><text:tab/></text:span><text:span text:style-name="T8">capt_next</text:span><text:span text:style-name="T8"><text:tab/></text:span></text:p>
            <text:p text:style-name="P32"><text:span text:style-name="T8"><text:tab/></text:span><text:span text:style-name="T8">capt_on</text:span><text:span text:style-name="T8"><text:tab/></text:span></text:p>
            <text:p text:style-name="P32"><text:span text:style-name="T8"><text:tab/></text:span><text:span text:style-name="T8">capttwoout</text:span><text:span text:style-name="T8"><text:tab/></text:span></text:p>
            <text:p text:style-name="P32"><text:span text:style-name="T8"><text:tab/></text:span><text:span text:style-name="T8">child_cvt</text:span></text:p>
            <text:p text:style-name="P32"><text:span text:style-name="T8"><text:tab/></text:span><text:span text:style-name="T8">child_type</text:span></text:p>
            <text:p text:style-name="P32"><text:span text:style-name="T8"><text:tab/></text:span><text:span text:style-name="T8">crosscapt</text:span><text:span text:style-name="T8"><text:tab/></text:span></text:p>
            <text:p text:style-name="P32"><text:span text:style-name="T8"><text:tab/></text:span><text:span text:style-name="T8">evens</text:span></text:p>
            <text:p text:style-name="P32"><text:span text:style-name="T8"><text:tab/></text:span><text:span text:style-name="T8">goal</text:span></text:p>
            <text:p text:style-name="P32"><text:span text:style-name="T8"><text:tab/></text:span><text:span text:style-name="T8">gparam_one</text:span></text:p>
            <text:p text:style-name="P32"><text:span text:style-name="T8"><text:tab/></text:span><text:span text:style-name="T8">min_move</text:span></text:p>
            <text:p text:style-name="P32"><text:span text:style-name="T8"><text:tab/></text:span><text:span text:style-name="T8">mlaps</text:span></text:p>
            <text:p text:style-name="P32"><text:span text:style-name="T8"><text:tab/></text:span><text:span text:style-name="T8">mustpass</text:span></text:p>
            <text:p text:style-name="P32"><text:span text:style-name="T8"><text:tab/></text:span><text:span text:style-name="T8">mustshare</text:span></text:p>
            <text:p text:style-name="P32"><text:span text:style-name="T8"><text:tab/></text:span><text:span text:style-name="T8">no_sides</text:span></text:p>
            <text:p text:style-name="P32"><text:span text:style-name="T8"><text:tab/></text:span><text:span text:style-name="T8">round_fill</text:span></text:p>
            <text:p text:style-name="P32"><text:span text:style-name="T8"><text:tab/></text:span><text:span text:style-name="T8">rounds</text:span></text:p>
            <text:p text:style-name="P32"><text:span text:style-name="T8"><text:tab/></text:span><text:span text:style-name="T8">sow_own_store</text:span></text:p>
            <text:p text:style-name="P32"><text:span text:style-name="T8"><text:tab/></text:span><text:span text:style-name="T8">stores</text:span></text:p>
          </draw:text-box>
        </draw:frame>
        <draw:custom-shape draw:style-name="gr71" draw:text-style-name="P36" xml:id="id123" draw:id="id123" draw:layer="layout" svg:width="4.332cm" svg:height="0.734cm" svg:x="13.547cm" svg:y="4.6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WaldaEnd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6" xml:id="id124" draw:id="id124" draw:layer="layout" svg:width="4.332cm" svg:height="0.734cm" svg:x="13.547cm" svg:y="6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RoundWinner </text:span><text:span text:style-name="T15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37" xml:id="id125" draw:id="id125" draw:layer="layout" svg:width="4.332cm" svg:height="0.734cm" svg:x="13.547cm" svg:y="7.6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ClearWinner </text:span><text:span text:style-name="T15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7" xml:id="id128" draw:id="id128" draw:layer="layout" svg:width="3.642cm" svg:height="0.734cm" svg:x="13.892cm" svg:y="9.1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37" xml:id="id130" draw:id="id130" draw:layer="layout" svg:width="4.332cm" svg:height="0.734cm" svg:x="13.547cm" svg:y="10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6" xml:id="id131" draw:id="id131" draw:layer="layout" svg:width="4.177cm" svg:height="0.734cm" svg:x="13.625cm" svg:y="12.1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5" draw:text-style-name="P25" draw:layer="layout" svg:x1="15.713cm" svg:y1="5.359cm" svg:x2="15.713cm" svg:y2="6.147cm" draw:start-shape="id123" draw:start-glue-point="2" draw:end-shape="id124" draw:end-glue-point="0" svg:d="M15713 5359v788" svg:viewBox="0 0 1 789">
          <text:p/>
        </draw:connector>
        <draw:connector draw:style-name="gr75" draw:text-style-name="P25" draw:layer="layout" svg:x1="15.713cm" svg:y1="6.881cm" svg:x2="15.713cm" svg:y2="7.654cm" draw:start-shape="id124" draw:start-glue-point="2" draw:end-shape="id125" draw:end-glue-point="0" svg:d="M15713 6881v773" svg:viewBox="0 0 1 774">
          <text:p/>
        </draw:connector>
        <draw:custom-shape draw:style-name="gr146" draw:text-style-name="P39" draw:layer="layout" svg:width="4.938cm" svg:height="0.94cm" svg:x="1.135cm" svg:y="6.2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game_ended(repeat_turn, ended=False)</text:span></text:p>
          <draw:enhanced-geometry svg:viewBox="0 0 21600 21600" draw:type="rectangle" draw:enhanced-path="M 0 0 L 21600 0 21600 21600 0 21600 0 0 Z N"/>
        </draw:custom-shape>
        <draw:custom-shape draw:style-name="gr147" draw:text-style-name="P39" xml:id="id126" draw:id="id126" draw:layer="layout" svg:width="4.332cm" svg:height="0.734cm" svg:x="1.438cm" svg:y="3.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48" draw:text-style-name="P39" xml:id="id127" draw:id="id127" draw:layer="layout" svg:width="4.938cm" svg:height="0.852cm" svg:x="1.135cm" svg:y="5.4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39" xml:id="id133" draw:id="id133" draw:layer="layout" svg:width="4.332cm" svg:height="0.734cm" svg:x="13.547cm" svg:y="15.1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EndGameWinner </text:span><text:span text:style-name="T16">TAKER</text:span></text:p>
          <draw:enhanced-geometry svg:viewBox="0 0 21600 21600" draw:type="rectangle" draw:enhanced-path="M 0 0 L 21600 0 21600 21600 0 21600 0 0 Z N"/>
        </draw:custom-shape>
        <draw:custom-shape draw:style-name="gr71" draw:text-style-name="P17" xml:id="id132" draw:id="id132" draw:layer="layout" svg:width="4.332cm" svg:height="0.734cm" svg:x="13.547cm" svg:y="13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layer="layout" svg:x1="3.604cm" svg:y1="4.474cm" svg:x2="3.604cm" svg:y2="5.485cm" draw:start-shape="id126" draw:start-glue-point="2" draw:end-shape="id127" draw:end-glue-point="0" svg:d="M3604 4474v1011" svg:viewBox="0 0 1 1012">
          <text:p/>
        </draw:connector>
        <draw:connector draw:style-name="gr82" draw:text-style-name="P25" draw:layer="layout" svg:x1="15.713cm" svg:y1="8.388cm" svg:x2="15.713cm" svg:y2="9.161cm" draw:start-shape="id125" draw:start-glue-point="2" draw:end-shape="id128" draw:end-glue-point="0" svg:d="M15713 8388v773" svg:viewBox="0 0 1 774">
          <text:p/>
        </draw:connector>
        <draw:frame draw:style-name="gr150" draw:text-style-name="P48" draw:layer="layout" svg:width="6.667cm" svg:height="7.909cm" svg:x="20.05cm" svg:y="7.032cm">
          <draw:text-box>
            <text:p text:style-name="P47"><text:span text:style-name="T8">CLAIMER: counts owned seeds but does not move them:</text:span></text:p>
            <text:p text:style-name="P47"><text:span text:style-name="T8"><text:tab/></text:span><text:span text:style-name="T8">ClaimSeeds</text:span></text:p>
            <text:p text:style-name="P47"><text:span text:style-name="T8"><text:tab/></text:span><text:span text:style-name="T8">ChildClaimSeeds</text:span></text:p>
            <text:p text:style-name="P47"><text:span text:style-name="T8"><text:tab/></text:span><text:span text:style-name="T8">ClaimOwnSeeds</text:span></text:p>
            <text:p text:style-name="P47"><text:span text:style-name="T8"/></text:p>
            <text:p text:style-name="P47"><text:span text:style-name="T8">TAKER: seeds not in children are claimed and moved to stores:</text:span></text:p>
            <text:p text:style-name="P47"><text:span text:style-name="T8"><text:tab/></text:span><text:span text:style-name="T8">TakeOwnSeeds</text:span></text:p>
            <text:p text:style-name="P47"><text:span text:style-name="T8"><text:tab/></text:span><text:span text:style-name="T8">TakeOnlyChildNStores</text:span></text:p>
            <text:p text:style-name="P47"><text:span text:style-name="T8"/></text:p>
            <text:p text:style-name="P47"><text:span text:style-name="T8">DIVVY: unclaimed seeds are split between players:</text:span></text:p>
            <text:p text:style-name="P47"><text:span text:style-name="T8"><text:tab/></text:span><text:span text:style-name="T8">DivvySeedsStores</text:span></text:p>
            <text:p text:style-name="P47"><text:span text:style-name="T8"><text:tab/></text:span><text:span text:style-name="T8">DivvySeedsChildOnly</text:span></text:p>
            <text:p text:style-name="P47"><text:span text:style-name="T8"/></text:p>
            <text:p text:style-name="P47"><text:span text:style-name="T8">Note:</text:span></text:p>
            <text:p text:style-name="P47"><text:span text:style-name="T8">* Uses get_allowable_holes</text:span></text:p>
          </draw:text-box>
        </draw:frame>
        <draw:custom-shape draw:style-name="gr87" draw:text-style-name="P25" xml:id="id129" draw:id="id129" draw:layer="layout" svg:width="0.317cm" svg:height="0.318cm" svg:x="18.555cm" svg:y="3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25" draw:layer="layout" svg:x1="18.714cm" svg:y1="3.459cm" svg:x2="15.713cm" svg:y2="4.625cm" draw:start-shape="id129" draw:start-glue-point="8" draw:end-shape="id123" draw:end-glue-point="0" svg:d="M18714 3459v575h-3001v591" svg:viewBox="0 0 3002 1167">
          <text:p/>
        </draw:connector>
        <draw:connector draw:style-name="gr75" draw:text-style-name="P25" draw:layer="layout" svg:x1="15.713cm" svg:y1="9.895cm" svg:x2="15.713cm" svg:y2="10.667cm" draw:start-shape="id128" draw:start-glue-point="2" draw:end-shape="id130" draw:end-glue-point="0" svg:d="M15713 9895v772" svg:viewBox="0 0 1 773">
          <text:p/>
        </draw:connector>
        <draw:connector draw:style-name="gr75" draw:text-style-name="P25" draw:layer="layout" svg:x1="15.713cm" svg:y1="11.401cm" svg:x2="15.713cm" svg:y2="12.174cm" draw:start-shape="id130" draw:start-glue-point="2" draw:end-shape="id131" draw:end-glue-point="0" svg:d="M15713 11401v773" svg:viewBox="0 0 1 774">
          <text:p/>
        </draw:connector>
        <draw:connector draw:style-name="gr75" draw:text-style-name="P25" draw:layer="layout" svg:x1="15.713cm" svg:y1="12.908cm" svg:x2="15.713cm" svg:y2="13.681cm" draw:start-shape="id131" draw:start-glue-point="2" draw:end-shape="id132" draw:end-glue-point="0" svg:d="M15713 12908v773" svg:viewBox="0 0 1 774">
          <text:p/>
        </draw:connector>
        <draw:connector draw:style-name="gr75" draw:text-style-name="P25" draw:layer="layout" svg:x1="15.713cm" svg:y1="14.415cm" svg:x2="15.713cm" svg:y2="15.188cm" draw:start-shape="id132" draw:start-glue-point="2" draw:end-shape="id133" draw:end-glue-point="0" svg:d="M15713 14415v773" svg:viewBox="0 0 1 774">
          <text:p/>
        </draw:connector>
        <draw:custom-shape draw:style-name="gr144" draw:text-style-name="P37" xml:id="id135" draw:id="id135" draw:layer="layout" svg:width="4.332cm" svg:height="0.734cm" svg:x="15.605cm" svg:y="18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EndGameWinner </text:span><text:span text:style-name="T15">DIVV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5" xml:id="id134" draw:id="id134" draw:layer="layout" svg:width="0.317cm" svg:height="0.318cm" svg:x="20.413cm" svg:y="17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25" draw:layer="layout" svg:x1="20.572cm" svg:y1="17.429cm" svg:x2="17.771cm" svg:y2="18.681cm" draw:start-shape="id134" draw:start-glue-point="8" draw:end-shape="id135" draw:end-glue-point="0" svg:d="M20572 17429v618h-2801v634" svg:viewBox="0 0 2802 1253">
          <text:p/>
        </draw:connector>
        <draw:custom-shape draw:style-name="gr144" draw:text-style-name="P37" xml:id="id136" draw:id="id136" draw:layer="layout" svg:width="4.332cm" svg:height="0.734cm" svg:x="21.115cm" svg:y="18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5" draw:text-style-name="P25" draw:layer="layout" svg:x1="20.572cm" svg:y1="17.429cm" svg:x2="23.281cm" svg:y2="18.681cm" draw:start-shape="id134" draw:start-glue-point="8" draw:end-shape="id136" draw:end-glue-point="0" svg:d="M20572 17429v618h2709v634" svg:viewBox="0 0 2710 1253">
          <text:p/>
        </draw:connector>
        <draw:frame draw:style-name="gr151" draw:text-style-name="P4" draw:layer="layout" svg:width="1.378cm" svg:height="0.577cm" svg:x="19.832cm" svg:y="16.299cm">
          <draw:text-box>
            <text:p><text:span text:style-name="T2">Quitter</text:span></text:p>
          </draw:text-box>
        </draw:frame>
        <draw:frame draw:style-name="gr152" draw:text-style-name="P4" draw:layer="layout" svg:width="1.239cm" svg:height="0.577cm" svg:x="18.041cm" svg:y="2.29cm">
          <draw:text-box>
            <text:p><text:span text:style-name="T2">Ender</text:span></text:p>
          </draw:text-box>
        </draw:frame>
        <draw:custom-shape draw:style-name="gr153" draw:text-style-name="P39" draw:layer="layout" svg:width="4.127cm" svg:height="0.826cm" svg:x="7.767cm" svg:y="6.3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claim_seeds()</text:span></text:p>
          <draw:enhanced-geometry svg:viewBox="0 0 21600 21600" draw:type="rectangle" draw:enhanced-path="M 0 0 L 21600 0 21600 21600 0 21600 0 0 Z N"/>
        </draw:custom-shape>
        <draw:custom-shape draw:style-name="gr154" draw:text-style-name="P39" xml:id="id137" draw:id="id137" draw:layer="layout" svg:width="4.127cm" svg:height="0.749cm" svg:x="7.767cm" svg:y="5.5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layer="layout" svg:x1="6.073cm" svg:y1="5.911cm" svg:x2="7.767cm" svg:y2="5.911cm" draw:start-shape="id127" draw:start-glue-point="1" draw:end-shape="id137" draw:end-glue-point="3" svg:d="M6073 5911h1694" svg:viewBox="0 0 1695 1">
          <text:p/>
        </draw:connector>
        <draw:frame draw:style-name="gr155" draw:text-style-name="P46" draw:layer="layout" svg:width="1.327cm" svg:height="0.497cm" svg:x="6.232cm" svg:y="6.068cm">
          <draw:text-box>
            <text:p><text:span text:style-name="T12">optional</text:span></text:p>
          </draw:text-box>
        </draw:frame>
        <draw:custom-shape draw:style-name="gr156" draw:text-style-name="P37" xml:id="id138" draw:id="id138" draw:layer="layout" svg:width="4.762cm" svg:height="0.734cm" svg:x="19.415cm" svg:y="4.6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DepriveSeeds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5" draw:text-style-name="P25" draw:layer="layout" svg:x1="18.714cm" svg:y1="3.459cm" svg:x2="21.796cm" svg:y2="4.625cm" draw:start-shape="id129" draw:start-glue-point="8" draw:end-shape="id138" draw:end-glue-point="0" svg:d="M18714 3459v575h3082v591" svg:viewBox="0 0 3083 1167">
          <text:p/>
        </draw:connector>
      </draw:page>
      <draw:page draw:name="page12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687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11</text:page-number></text:span></text:p>
        </draw:text-box>
      </draw:frame>
      <draw:frame draw:style-name="Mgr2" draw:text-style-name="MP1" draw:layer="backgroundobjects" svg:width="1.789cm" svg:height="0.421cm" svg:x="24.077cm" svg:y="20.169cm">
        <draw:text-box>
          <text:p><text:span text:style-name="MT1">16 Sept 2024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14H40M38S</meta:editing-duration>
    <meta:editing-cycles>97</meta:editing-cycles>
    <meta:generator>LibreOffice/7.3.2.2$Windows_X86_64 LibreOffice_project/49f2b1bff42cfccbd8f788c8dc32c1c309559be0</meta:generator>
    <dc:date>2024-10-30T07:19:58.874000000</dc:date>
    <meta:print-date>2024-09-14T06:59:08.945000000</meta:print-date>
    <meta:document-statistic meta:object-count="348"/>
  </office:meta>
</office:document-meta>
</file>